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rriweather" svg:font-family="Merriweather, Georgia, serif"/>
    <style:font-face style:name="Merriweather1" svg:font-family="Merriweather, Georgia, serif" style:font-family-generic="roman"/>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54pt" officeooo:rsid="0012e603" officeooo:paragraph-rsid="0012e603" style:font-size-asian="54pt" style:font-size-complex="54pt"/>
    </style:style>
    <style:style style:name="P2" style:family="paragraph" style:parent-style-name="Standard">
      <style:paragraph-properties fo:text-align="center" style:justify-single-word="false"/>
      <style:text-properties fo:font-size="54pt" officeooo:rsid="0012e603" officeooo:paragraph-rsid="0106891b" style:font-size-asian="54pt" style:font-size-complex="54pt"/>
    </style:style>
    <style:style style:name="P3" style:family="paragraph" style:parent-style-name="Standard">
      <style:paragraph-properties fo:text-align="center" style:justify-single-word="false"/>
      <style:text-properties fo:font-size="32pt" officeooo:rsid="0012e603" officeooo:paragraph-rsid="0012e603" style:font-size-asian="32pt" style:font-size-complex="32pt"/>
    </style:style>
    <style:style style:name="P4" style:family="paragraph" style:parent-style-name="Standard">
      <style:paragraph-properties fo:text-align="center" style:justify-single-word="false"/>
      <style:text-properties fo:font-size="32pt" officeooo:rsid="0012e603" officeooo:paragraph-rsid="001b6ed9" style:font-size-asian="32pt" style:font-size-complex="32pt"/>
    </style:style>
    <style:style style:name="P5" style:family="paragraph" style:parent-style-name="Standard">
      <style:paragraph-properties fo:text-align="center" style:justify-single-word="false"/>
      <style:text-properties fo:font-size="12pt" officeooo:rsid="00135594" officeooo:paragraph-rsid="00135594" style:font-size-asian="10.5pt" style:font-size-complex="12pt"/>
    </style:style>
    <style:style style:name="P6" style:family="paragraph" style:parent-style-name="Standard">
      <style:paragraph-properties fo:text-align="start" style:justify-single-word="false"/>
      <style:text-properties fo:font-size="12pt" officeooo:rsid="00135594" officeooo:paragraph-rsid="003b76c9" style:font-size-asian="10.5pt" style:font-size-complex="12pt"/>
    </style:style>
    <style:style style:name="P7" style:family="paragraph" style:parent-style-name="Standard">
      <style:paragraph-properties fo:text-align="start" style:justify-single-word="false"/>
      <style:text-properties fo:font-size="12pt" officeooo:rsid="00135594" officeooo:paragraph-rsid="0106891b" style:font-size-asian="10.5pt" style:font-size-complex="12pt"/>
    </style:style>
    <style:style style:name="P8" style:family="paragraph" style:parent-style-name="Standard">
      <style:paragraph-properties fo:text-align="end" style:justify-single-word="false"/>
      <style:text-properties fo:font-size="12pt" officeooo:rsid="00135594" officeooo:paragraph-rsid="00135594" style:font-size-asian="10.5pt" style:font-size-complex="12pt"/>
    </style:style>
    <style:style style:name="P9" style:family="paragraph" style:parent-style-name="Standard">
      <style:paragraph-properties fo:text-align="end" style:justify-single-word="false"/>
      <style:text-properties fo:font-size="12pt" officeooo:rsid="00135594" officeooo:paragraph-rsid="0037c319" style:font-size-asian="10.5pt" style:font-size-complex="12pt"/>
    </style:style>
    <style:style style:name="P10" style:family="paragraph" style:parent-style-name="Standard">
      <style:paragraph-properties fo:text-align="end" style:justify-single-word="false"/>
      <style:text-properties fo:font-size="12pt" officeooo:rsid="00135594" officeooo:paragraph-rsid="0038ca90" style:font-size-asian="10.5pt" style:font-size-complex="12pt"/>
    </style:style>
    <style:style style:name="P11" style:family="paragraph" style:parent-style-name="Standard">
      <style:paragraph-properties fo:text-align="end" style:justify-single-word="false"/>
      <style:text-properties fo:font-size="12pt" officeooo:rsid="00135594" officeooo:paragraph-rsid="003a7032" style:font-size-asian="10.5pt" style:font-size-complex="12pt"/>
    </style:style>
    <style:style style:name="P12" style:family="paragraph" style:parent-style-name="Standard">
      <style:paragraph-properties fo:text-align="end" style:justify-single-word="false"/>
      <style:text-properties fo:font-size="12pt" officeooo:rsid="00135594" officeooo:paragraph-rsid="003b76c9" style:font-size-asian="10.5pt" style:font-size-complex="12pt"/>
    </style:style>
    <style:style style:name="P13" style:family="paragraph" style:parent-style-name="Standard">
      <style:paragraph-properties fo:text-align="end" style:justify-single-word="false"/>
      <style:text-properties fo:font-size="12pt" officeooo:rsid="00135594" officeooo:paragraph-rsid="003e12db" style:font-size-asian="10.5pt" style:font-size-complex="12pt"/>
    </style:style>
    <style:style style:name="P14" style:family="paragraph" style:parent-style-name="Standard">
      <style:paragraph-properties fo:text-align="end" style:justify-single-word="false"/>
      <style:text-properties fo:font-size="12pt" officeooo:rsid="00135594" officeooo:paragraph-rsid="00412179" style:font-size-asian="10.5pt" style:font-size-complex="12pt"/>
    </style:style>
    <style:style style:name="P15" style:family="paragraph" style:parent-style-name="Standard">
      <style:paragraph-properties fo:text-align="end" style:justify-single-word="false"/>
      <style:text-properties fo:font-size="12pt" officeooo:rsid="00135594" officeooo:paragraph-rsid="00429e1a" style:font-size-asian="10.5pt" style:font-size-complex="12pt"/>
    </style:style>
    <style:style style:name="P16" style:family="paragraph" style:parent-style-name="Standard">
      <style:paragraph-properties fo:text-align="end" style:justify-single-word="false"/>
      <style:text-properties fo:font-size="12pt" officeooo:rsid="00135594" officeooo:paragraph-rsid="0043165f" style:font-size-asian="10.5pt" style:font-size-complex="12pt"/>
    </style:style>
    <style:style style:name="P17" style:family="paragraph" style:parent-style-name="Standard">
      <style:paragraph-properties fo:text-align="end" style:justify-single-word="false"/>
      <style:text-properties fo:font-size="12pt" officeooo:rsid="00135594" officeooo:paragraph-rsid="0045e629" style:font-size-asian="10.5pt" style:font-size-complex="12pt"/>
    </style:style>
    <style:style style:name="P18" style:family="paragraph" style:parent-style-name="Standard">
      <style:paragraph-properties fo:text-align="end" style:justify-single-word="false"/>
      <style:text-properties fo:font-size="12pt" officeooo:rsid="00135594" officeooo:paragraph-rsid="0058221c" style:font-size-asian="10.5pt" style:font-size-complex="12pt"/>
    </style:style>
    <style:style style:name="P19" style:family="paragraph" style:parent-style-name="Standard">
      <style:paragraph-properties fo:text-align="end" style:justify-single-word="false"/>
      <style:text-properties fo:font-size="12pt" officeooo:rsid="00135594" officeooo:paragraph-rsid="00617bc0" style:font-size-asian="10.5pt" style:font-size-complex="12pt"/>
    </style:style>
    <style:style style:name="P20" style:family="paragraph" style:parent-style-name="Standard">
      <style:paragraph-properties fo:text-align="end" style:justify-single-word="false"/>
      <style:text-properties fo:font-size="12pt" officeooo:rsid="00135594" officeooo:paragraph-rsid="00687d7b" style:font-size-asian="10.5pt" style:font-size-complex="12pt"/>
    </style:style>
    <style:style style:name="P21" style:family="paragraph" style:parent-style-name="Standard">
      <style:paragraph-properties fo:text-align="end" style:justify-single-word="false"/>
      <style:text-properties fo:font-size="12pt" officeooo:rsid="00135594" officeooo:paragraph-rsid="0104c5d2" style:font-size-asian="10.5pt" style:font-size-complex="12pt"/>
    </style:style>
    <style:style style:name="P22" style:family="paragraph" style:parent-style-name="Standard">
      <style:paragraph-properties fo:text-align="end" style:justify-single-word="false"/>
      <style:text-properties fo:font-size="12pt" officeooo:rsid="00135594" officeooo:paragraph-rsid="0106891b" style:font-size-asian="10.5pt" style:font-size-complex="12pt"/>
    </style:style>
    <style:style style:name="P23" style:family="paragraph" style:parent-style-name="Standard">
      <style:paragraph-properties fo:text-align="end" style:justify-single-word="false"/>
      <style:text-properties fo:font-size="12pt" officeooo:rsid="00135594" officeooo:paragraph-rsid="0109bf10" style:font-size-asian="10.5pt" style:font-size-complex="12pt"/>
    </style:style>
    <style:style style:name="P24" style:family="paragraph" style:parent-style-name="Standard">
      <style:paragraph-properties fo:text-align="end" style:justify-single-word="false"/>
      <style:text-properties fo:font-size="12pt" officeooo:rsid="00135594" officeooo:paragraph-rsid="010b8984" style:font-size-asian="10.5pt" style:font-size-complex="12pt"/>
    </style:style>
    <style:style style:name="P25" style:family="paragraph" style:parent-style-name="Standard">
      <style:paragraph-properties fo:text-align="end" style:justify-single-word="false"/>
      <style:text-properties fo:font-size="12pt" officeooo:rsid="00135594" officeooo:paragraph-rsid="010d61f1" style:font-size-asian="10.5pt" style:font-size-complex="12pt"/>
    </style:style>
    <style:style style:name="P26" style:family="paragraph" style:parent-style-name="Standard">
      <style:paragraph-properties fo:text-align="end" style:justify-single-word="false"/>
      <style:text-properties fo:font-size="12pt" officeooo:rsid="00135594" officeooo:paragraph-rsid="010f2cce" style:font-size-asian="10.5pt" style:font-size-complex="12pt"/>
    </style:style>
    <style:style style:name="P27" style:family="paragraph" style:parent-style-name="Standard">
      <style:paragraph-properties fo:text-align="end" style:justify-single-word="false"/>
      <style:text-properties fo:font-size="12pt" officeooo:rsid="00135594" officeooo:paragraph-rsid="012ade50" style:font-size-asian="10.5pt" style:font-size-complex="12pt"/>
    </style:style>
    <style:style style:name="P28" style:family="paragraph" style:parent-style-name="Standard">
      <style:paragraph-properties fo:text-align="start" style:justify-single-word="false"/>
      <style:text-properties fo:font-size="12pt" officeooo:rsid="00150994" officeooo:paragraph-rsid="00150994" style:font-size-asian="10.5pt" style:font-size-complex="12pt"/>
    </style:style>
    <style:style style:name="P29" style:family="paragraph" style:parent-style-name="Standard">
      <style:paragraph-properties fo:text-align="start" style:justify-single-word="false"/>
      <style:text-properties fo:font-size="12pt" officeooo:rsid="00150994" officeooo:paragraph-rsid="00157fe6" style:font-size-asian="10.5pt" style:font-size-complex="12pt"/>
    </style:style>
    <style:style style:name="P30" style:family="paragraph" style:parent-style-name="Standard">
      <style:paragraph-properties fo:text-align="start" style:justify-single-word="false"/>
      <style:text-properties fo:font-size="12pt" officeooo:rsid="00150994" officeooo:paragraph-rsid="001ab406" style:font-size-asian="10.5pt" style:font-size-complex="12pt"/>
    </style:style>
    <style:style style:name="P31" style:family="paragraph" style:parent-style-name="Standard">
      <style:paragraph-properties fo:text-align="start" style:justify-single-word="false"/>
      <style:text-properties fo:font-size="12pt" officeooo:rsid="00150994" officeooo:paragraph-rsid="001f288e" style:font-size-asian="10.5pt" style:font-size-complex="12pt"/>
    </style:style>
    <style:style style:name="P32" style:family="paragraph" style:parent-style-name="Standard">
      <style:paragraph-properties fo:text-align="start" style:justify-single-word="false"/>
      <style:text-properties fo:font-size="12pt" officeooo:rsid="00150994" officeooo:paragraph-rsid="001f761b" style:font-size-asian="10.5pt" style:font-size-complex="12pt"/>
    </style:style>
    <style:style style:name="P33" style:family="paragraph" style:parent-style-name="Standard">
      <style:paragraph-properties fo:text-align="start" style:justify-single-word="false"/>
      <style:text-properties fo:font-size="12pt" officeooo:rsid="00150994" officeooo:paragraph-rsid="0023531b" style:font-size-asian="10.5pt" style:font-size-complex="12pt"/>
    </style:style>
    <style:style style:name="P34" style:family="paragraph" style:parent-style-name="Standard">
      <style:paragraph-properties fo:text-align="start" style:justify-single-word="false"/>
      <style:text-properties fo:font-size="12pt" officeooo:rsid="00150994" officeooo:paragraph-rsid="0024fa08" style:font-size-asian="10.5pt" style:font-size-complex="12pt"/>
    </style:style>
    <style:style style:name="P35" style:family="paragraph" style:parent-style-name="Standard">
      <style:paragraph-properties fo:text-align="start" style:justify-single-word="false"/>
      <style:text-properties fo:font-size="12pt" officeooo:rsid="00150994" officeooo:paragraph-rsid="0027e6f7" style:font-size-asian="10.5pt" style:font-size-complex="12pt"/>
    </style:style>
    <style:style style:name="P36" style:family="paragraph" style:parent-style-name="Standard">
      <style:paragraph-properties fo:text-align="start" style:justify-single-word="false"/>
      <style:text-properties fo:font-size="12pt" officeooo:rsid="00150994" officeooo:paragraph-rsid="00338a94" style:font-size-asian="10.5pt" style:font-size-complex="12pt"/>
    </style:style>
    <style:style style:name="P37" style:family="paragraph" style:parent-style-name="Standard">
      <style:paragraph-properties fo:text-align="start" style:justify-single-word="false"/>
      <style:text-properties fo:font-size="12pt" officeooo:rsid="00150994" officeooo:paragraph-rsid="0035693f" style:font-size-asian="10.5pt" style:font-size-complex="12pt"/>
    </style:style>
    <style:style style:name="P38" style:family="paragraph" style:parent-style-name="Standard">
      <style:paragraph-properties fo:text-align="start" style:justify-single-word="false"/>
      <style:text-properties fo:font-size="12pt" officeooo:rsid="00150994" officeooo:paragraph-rsid="0070e7df" style:font-size-asian="10.5pt" style:font-size-complex="12pt"/>
    </style:style>
    <style:style style:name="P39" style:family="paragraph" style:parent-style-name="Standard">
      <style:paragraph-properties fo:text-align="center" style:justify-single-word="false"/>
      <style:text-properties fo:font-size="12pt" officeooo:rsid="00150994" officeooo:paragraph-rsid="001ab406" style:font-size-asian="10.5pt" style:font-size-complex="12pt"/>
    </style:style>
    <style:style style:name="P40" style:family="paragraph" style:parent-style-name="Standard">
      <style:paragraph-properties fo:text-align="center" style:justify-single-word="false"/>
      <style:text-properties fo:font-size="12pt" officeooo:rsid="00150994" officeooo:paragraph-rsid="00338a94" style:font-size-asian="10.5pt" style:font-size-complex="12pt"/>
    </style:style>
    <style:style style:name="P41" style:family="paragraph" style:parent-style-name="Standard">
      <style:paragraph-properties fo:text-align="center" style:justify-single-word="false"/>
      <style:text-properties fo:font-size="12pt" officeooo:rsid="00150994" officeooo:paragraph-rsid="00e304bd" style:font-size-asian="10.5pt" style:font-size-complex="12pt"/>
    </style:style>
    <style:style style:name="P42" style:family="paragraph" style:parent-style-name="Standard">
      <style:paragraph-properties fo:text-align="start" style:justify-single-word="false"/>
      <style:text-properties fo:font-size="12pt" officeooo:rsid="0018cf11" officeooo:paragraph-rsid="001ab406" style:font-size-asian="10.5pt" style:font-size-complex="12pt"/>
    </style:style>
    <style:style style:name="P43" style:family="paragraph" style:parent-style-name="Standard">
      <style:paragraph-properties fo:text-align="start" style:justify-single-word="false"/>
      <style:text-properties fo:font-size="12pt" officeooo:rsid="0018cf11" officeooo:paragraph-rsid="0023531b" style:font-size-asian="10.5pt" style:font-size-complex="12pt"/>
    </style:style>
    <style:style style:name="P44" style:family="paragraph" style:parent-style-name="Standard">
      <style:paragraph-properties fo:text-align="start" style:justify-single-word="false"/>
      <style:text-properties fo:font-size="12pt" officeooo:rsid="0018cf11" officeooo:paragraph-rsid="002b5893" style:font-size-asian="10.5pt" style:font-size-complex="12pt"/>
    </style:style>
    <style:style style:name="P45" style:family="paragraph" style:parent-style-name="Standard">
      <style:paragraph-properties fo:text-align="start" style:justify-single-word="false"/>
      <style:text-properties fo:font-size="12pt" officeooo:rsid="0018cf11" officeooo:paragraph-rsid="002c5581" style:font-size-asian="10.5pt" style:font-size-complex="12pt"/>
    </style:style>
    <style:style style:name="P46" style:family="paragraph" style:parent-style-name="Standard">
      <style:paragraph-properties fo:text-align="start" style:justify-single-word="false"/>
      <style:text-properties fo:font-size="12pt" officeooo:rsid="001ab406" officeooo:paragraph-rsid="001ab406" style:font-size-asian="10.5pt" style:font-size-complex="12pt"/>
    </style:style>
    <style:style style:name="P47" style:family="paragraph" style:parent-style-name="Standard">
      <style:paragraph-properties fo:text-align="start" style:justify-single-word="false"/>
      <style:text-properties fo:font-size="12pt" officeooo:rsid="001ab406" officeooo:paragraph-rsid="0038ca90" style:font-size-asian="10.5pt" style:font-size-complex="12pt"/>
    </style:style>
    <style:style style:name="P48" style:family="paragraph" style:parent-style-name="Standard">
      <style:paragraph-properties fo:text-align="start" style:justify-single-word="false"/>
      <style:text-properties fo:font-size="12pt" officeooo:rsid="001ab406" officeooo:paragraph-rsid="0106891b" style:font-size-asian="10.5pt" style:font-size-complex="12pt"/>
    </style:style>
    <style:style style:name="P49" style:family="paragraph" style:parent-style-name="Standard">
      <style:paragraph-properties fo:text-align="start" style:justify-single-word="false"/>
      <style:text-properties fo:font-size="12pt" officeooo:rsid="001ab406" officeooo:paragraph-rsid="010d61f1" style:font-size-asian="10.5pt" style:font-size-complex="12pt"/>
    </style:style>
    <style:style style:name="P50" style:family="paragraph" style:parent-style-name="Standard">
      <style:paragraph-properties fo:text-align="center" style:justify-single-word="false"/>
      <style:text-properties fo:font-size="12pt" officeooo:rsid="001ab406" officeooo:paragraph-rsid="0024fa08" style:font-size-asian="10.5pt" style:font-size-complex="12pt"/>
    </style:style>
    <style:style style:name="P51" style:family="paragraph" style:parent-style-name="Standard">
      <style:paragraph-properties fo:text-align="start" style:justify-single-word="false"/>
      <style:text-properties fo:font-size="12pt" officeooo:rsid="001dbada" officeooo:paragraph-rsid="00150994" style:font-size-asian="10.5pt" style:font-size-complex="12pt"/>
    </style:style>
    <style:style style:name="P52" style:family="paragraph" style:parent-style-name="Standard">
      <style:paragraph-properties fo:text-align="start" style:justify-single-word="false"/>
      <style:text-properties fo:font-size="12pt" officeooo:rsid="001dbada" officeooo:paragraph-rsid="001dbada" style:font-size-asian="10.5pt" style:font-size-complex="12pt"/>
    </style:style>
    <style:style style:name="P53" style:family="paragraph" style:parent-style-name="Standard">
      <style:paragraph-properties fo:text-align="start" style:justify-single-word="false"/>
      <style:text-properties fo:font-size="12pt" officeooo:rsid="001dbada" officeooo:paragraph-rsid="0070e7df" style:font-size-asian="10.5pt" style:font-size-complex="12pt"/>
    </style:style>
    <style:style style:name="P54" style:family="paragraph" style:parent-style-name="Standard">
      <style:paragraph-properties fo:text-align="start" style:justify-single-word="false"/>
      <style:text-properties fo:font-size="12pt" officeooo:rsid="003013ab" officeooo:paragraph-rsid="003013ab" style:font-size-asian="10.5pt" style:font-size-complex="12pt"/>
    </style:style>
    <style:style style:name="P55" style:family="paragraph" style:parent-style-name="Standard">
      <style:paragraph-properties fo:text-align="start" style:justify-single-word="false"/>
      <style:text-properties fo:font-size="12pt" officeooo:rsid="003013ab" officeooo:paragraph-rsid="0035693f" style:font-size-asian="10.5pt" style:font-size-complex="12pt"/>
    </style:style>
    <style:style style:name="P56" style:family="paragraph" style:parent-style-name="Standard">
      <style:paragraph-properties fo:text-align="start" style:justify-single-word="false"/>
      <style:text-properties fo:font-size="12pt" officeooo:rsid="003013ab" officeooo:paragraph-rsid="003b76c9" style:font-size-asian="10.5pt" style:font-size-complex="12pt"/>
    </style:style>
    <style:style style:name="P57" style:family="paragraph" style:parent-style-name="Standard">
      <style:paragraph-properties fo:text-align="start" style:justify-single-word="false"/>
      <style:text-properties fo:font-size="12pt" officeooo:rsid="003013ab" officeooo:paragraph-rsid="005f48f3" style:font-size-asian="10.5pt" style:font-size-complex="12pt"/>
    </style:style>
    <style:style style:name="P58" style:family="paragraph" style:parent-style-name="Standard">
      <style:paragraph-properties fo:text-align="start" style:justify-single-word="false"/>
      <style:text-properties fo:font-size="12pt" officeooo:rsid="003013ab" officeooo:paragraph-rsid="00613d2e" style:font-size-asian="10.5pt" style:font-size-complex="12pt"/>
    </style:style>
    <style:style style:name="P59" style:family="paragraph" style:parent-style-name="Standard">
      <style:paragraph-properties fo:text-align="start" style:justify-single-word="false"/>
      <style:text-properties fo:font-size="12pt" officeooo:rsid="003013ab" officeooo:paragraph-rsid="0066f76b" style:font-size-asian="10.5pt" style:font-size-complex="12pt"/>
    </style:style>
    <style:style style:name="P60" style:family="paragraph" style:parent-style-name="Standard">
      <style:paragraph-properties fo:text-align="start" style:justify-single-word="false"/>
      <style:text-properties fo:font-size="12pt" officeooo:rsid="003013ab" officeooo:paragraph-rsid="01305747" style:font-size-asian="10.5pt" style:font-size-complex="12pt"/>
    </style:style>
    <style:style style:name="P61" style:family="paragraph" style:parent-style-name="Standard">
      <style:paragraph-properties fo:text-align="start" style:justify-single-word="false"/>
      <style:text-properties fo:font-size="12pt" officeooo:rsid="0030b1cb" officeooo:paragraph-rsid="0030b1cb" style:font-size-asian="10.5pt" style:font-size-complex="12pt"/>
    </style:style>
    <style:style style:name="P62" style:family="paragraph" style:parent-style-name="Standard">
      <style:paragraph-properties fo:text-align="start" style:justify-single-word="false"/>
      <style:text-properties fo:font-size="12pt" officeooo:rsid="0037c319" officeooo:paragraph-rsid="0037c319" style:font-size-asian="10.5pt" style:font-size-complex="12pt"/>
    </style:style>
    <style:style style:name="P63" style:family="paragraph" style:parent-style-name="Standard">
      <style:paragraph-properties fo:text-align="start" style:justify-single-word="false"/>
      <style:text-properties fo:font-size="12pt" officeooo:rsid="0037c319" officeooo:paragraph-rsid="0038ca90" style:font-size-asian="10.5pt" style:font-size-complex="12pt"/>
    </style:style>
    <style:style style:name="P64" style:family="paragraph" style:parent-style-name="Standard">
      <style:paragraph-properties fo:text-align="start" style:justify-single-word="false"/>
      <style:text-properties fo:font-size="12pt" officeooo:rsid="0037c319" officeooo:paragraph-rsid="003b76c9" style:font-size-asian="10.5pt" style:font-size-complex="12pt"/>
    </style:style>
    <style:style style:name="P65" style:family="paragraph" style:parent-style-name="Standard">
      <style:paragraph-properties fo:text-align="start" style:justify-single-word="false"/>
      <style:text-properties fo:font-size="12pt" officeooo:rsid="0037c319" officeooo:paragraph-rsid="00429e1a" style:font-size-asian="10.5pt" style:font-size-complex="12pt"/>
    </style:style>
    <style:style style:name="P66" style:family="paragraph" style:parent-style-name="Standard">
      <style:paragraph-properties fo:text-align="start" style:justify-single-word="false"/>
      <style:text-properties fo:font-size="12pt" officeooo:rsid="0037c319" officeooo:paragraph-rsid="00448517" style:font-size-asian="10.5pt" style:font-size-complex="12pt"/>
    </style:style>
    <style:style style:name="P67" style:family="paragraph" style:parent-style-name="Standard">
      <style:paragraph-properties fo:text-align="start" style:justify-single-word="false"/>
      <style:text-properties fo:font-size="12pt" officeooo:rsid="0037c319" officeooo:paragraph-rsid="0045e629" style:font-size-asian="10.5pt" style:font-size-complex="12pt"/>
    </style:style>
    <style:style style:name="P68" style:family="paragraph" style:parent-style-name="Standard">
      <style:paragraph-properties fo:text-align="start" style:justify-single-word="false"/>
      <style:text-properties fo:font-size="12pt" officeooo:rsid="003a7032" officeooo:paragraph-rsid="003b76c9" style:font-size-asian="10.5pt" style:font-size-complex="12pt"/>
    </style:style>
    <style:style style:name="P69" style:family="paragraph" style:parent-style-name="Standard">
      <style:paragraph-properties fo:text-align="start" style:justify-single-word="false"/>
      <style:text-properties fo:font-size="12pt" officeooo:rsid="003a7032" officeooo:paragraph-rsid="00412179" style:font-size-asian="10.5pt" style:font-size-complex="12pt"/>
    </style:style>
    <style:style style:name="P70" style:family="paragraph" style:parent-style-name="Standard">
      <style:paragraph-properties fo:text-align="start" style:justify-single-word="false"/>
      <style:text-properties fo:font-size="12pt" officeooo:rsid="003a7032" officeooo:paragraph-rsid="0058221c" style:font-size-asian="10.5pt" style:font-size-complex="12pt"/>
    </style:style>
    <style:style style:name="P71" style:family="paragraph" style:parent-style-name="Standard">
      <style:paragraph-properties fo:text-align="start" style:justify-single-word="false"/>
      <style:text-properties fo:font-size="12pt" officeooo:rsid="003a7032" officeooo:paragraph-rsid="00ca2479" style:font-size-asian="10.5pt" style:font-size-complex="12pt"/>
    </style:style>
    <style:style style:name="P72" style:family="paragraph" style:parent-style-name="Standard">
      <style:paragraph-properties fo:text-align="start" style:justify-single-word="false"/>
      <style:text-properties fo:font-size="12pt" officeooo:rsid="003a7032" officeooo:paragraph-rsid="0104c5d2" style:font-size-asian="10.5pt" style:font-size-complex="12pt"/>
    </style:style>
    <style:style style:name="P73" style:family="paragraph" style:parent-style-name="Standard">
      <style:paragraph-properties fo:text-align="start" style:justify-single-word="false"/>
      <style:text-properties fo:font-size="12pt" officeooo:rsid="003a7032" officeooo:paragraph-rsid="0106891b" style:font-size-asian="10.5pt" style:font-size-complex="12pt"/>
    </style:style>
    <style:style style:name="P74" style:family="paragraph" style:parent-style-name="Standard">
      <style:paragraph-properties fo:text-align="end" style:justify-single-word="false"/>
      <style:text-properties fo:font-size="12pt" officeooo:rsid="003a7032" officeooo:paragraph-rsid="00613d2e" style:font-size-asian="10.5pt" style:font-size-complex="12pt"/>
    </style:style>
    <style:style style:name="P75" style:family="paragraph" style:parent-style-name="Standard">
      <style:paragraph-properties fo:text-align="start" style:justify-single-word="false"/>
      <style:text-properties fo:font-size="12pt" officeooo:rsid="003b76c9" officeooo:paragraph-rsid="003b76c9" style:font-size-asian="10.5pt" style:font-size-complex="12pt"/>
    </style:style>
    <style:style style:name="P76" style:family="paragraph" style:parent-style-name="Standard">
      <style:paragraph-properties fo:text-align="start" style:justify-single-word="false"/>
      <style:text-properties fo:font-size="12pt" officeooo:rsid="003b76c9" officeooo:paragraph-rsid="01305747" style:font-size-asian="10.5pt" style:font-size-complex="12pt"/>
    </style:style>
    <style:style style:name="P77" style:family="paragraph" style:parent-style-name="Standard">
      <style:paragraph-properties fo:text-align="start" style:justify-single-word="false"/>
      <style:text-properties fo:font-size="12pt" officeooo:rsid="003e12db" officeooo:paragraph-rsid="003e12db" style:font-size-asian="10.5pt" style:font-size-complex="12pt"/>
    </style:style>
    <style:style style:name="P78" style:family="paragraph" style:parent-style-name="Standard">
      <style:paragraph-properties fo:text-align="start" style:justify-single-word="false"/>
      <style:text-properties fo:font-size="12pt" officeooo:rsid="003f6dee" officeooo:paragraph-rsid="0043165f" style:font-size-asian="10.5pt" style:font-size-complex="12pt"/>
    </style:style>
    <style:style style:name="P79" style:family="paragraph" style:parent-style-name="Standard">
      <style:paragraph-properties fo:text-align="start" style:justify-single-word="false"/>
      <style:text-properties fo:font-size="12pt" officeooo:rsid="003fbca2" officeooo:paragraph-rsid="003fbca2" style:font-size-asian="10.5pt" style:font-size-complex="12pt"/>
    </style:style>
    <style:style style:name="P80" style:family="paragraph" style:parent-style-name="Standard">
      <style:paragraph-properties fo:text-align="start" style:justify-single-word="false"/>
      <style:text-properties fo:font-size="12pt" officeooo:rsid="00412179" officeooo:paragraph-rsid="00412179" style:font-size-asian="10.5pt" style:font-size-complex="12pt"/>
    </style:style>
    <style:style style:name="P81" style:family="paragraph" style:parent-style-name="Standard">
      <style:paragraph-properties fo:text-align="start" style:justify-single-word="false"/>
      <style:text-properties fo:font-size="12pt" officeooo:rsid="00429e1a" officeooo:paragraph-rsid="00429e1a" style:font-size-asian="10.5pt" style:font-size-complex="12pt"/>
    </style:style>
    <style:style style:name="P82" style:family="paragraph" style:parent-style-name="Standard">
      <style:paragraph-properties fo:text-align="start" style:justify-single-word="false"/>
      <style:text-properties fo:font-size="12pt" officeooo:rsid="0043165f" officeooo:paragraph-rsid="0043165f" style:font-size-asian="10.5pt" style:font-size-complex="12pt"/>
    </style:style>
    <style:style style:name="P83" style:family="paragraph" style:parent-style-name="Standard">
      <style:paragraph-properties fo:text-align="start" style:justify-single-word="false"/>
      <style:text-properties fo:font-size="12pt" officeooo:rsid="00411074" officeooo:paragraph-rsid="00411074" style:font-size-asian="10.5pt" style:font-size-complex="12pt"/>
    </style:style>
    <style:style style:name="P84" style:family="paragraph" style:parent-style-name="Standard">
      <style:paragraph-properties fo:text-align="start" style:justify-single-word="false"/>
      <style:text-properties fo:font-size="12pt" officeooo:rsid="00411074" officeooo:paragraph-rsid="013d3fca" style:font-size-asian="10.5pt" style:font-size-complex="12pt"/>
    </style:style>
    <style:style style:name="P85" style:family="paragraph" style:parent-style-name="Standard">
      <style:paragraph-properties fo:text-align="start" style:justify-single-word="false"/>
      <style:text-properties fo:font-size="12pt" officeooo:rsid="0045e629" officeooo:paragraph-rsid="0045e629" style:font-size-asian="10.5pt" style:font-size-complex="12pt"/>
    </style:style>
    <style:style style:name="P86" style:family="paragraph" style:parent-style-name="Standard">
      <style:paragraph-properties fo:text-align="start" style:justify-single-word="false"/>
      <style:text-properties fo:font-size="12pt" officeooo:rsid="0049563b" officeooo:paragraph-rsid="0049563b" style:font-size-asian="10.5pt" style:font-size-complex="12pt"/>
    </style:style>
    <style:style style:name="P87" style:family="paragraph" style:parent-style-name="Standard">
      <style:paragraph-properties fo:text-align="start" style:justify-single-word="false"/>
      <style:text-properties fo:font-size="12pt" officeooo:rsid="0055c7ff" officeooo:paragraph-rsid="0055c7ff" style:font-size-asian="10.5pt" style:font-size-complex="12pt"/>
    </style:style>
    <style:style style:name="P88" style:family="paragraph" style:parent-style-name="Standard">
      <style:paragraph-properties fo:text-align="start" style:justify-single-word="false"/>
      <style:text-properties fo:font-size="12pt" officeooo:rsid="00375e5d" officeooo:paragraph-rsid="0058221c" style:font-size-asian="10.5pt" style:font-size-complex="12pt"/>
    </style:style>
    <style:style style:name="P89" style:family="paragraph" style:parent-style-name="Standard">
      <style:paragraph-properties fo:text-align="start" style:justify-single-word="false"/>
      <style:text-properties fo:font-size="12pt" officeooo:rsid="00375e5d" officeooo:paragraph-rsid="0075a2ae" style:font-size-asian="10.5pt" style:font-size-complex="12pt"/>
    </style:style>
    <style:style style:name="P90" style:family="paragraph" style:parent-style-name="Standard">
      <style:paragraph-properties fo:text-align="start" style:justify-single-word="false"/>
      <style:text-properties fo:font-size="12pt" officeooo:rsid="00375e5d" officeooo:paragraph-rsid="013d3fca" style:font-size-asian="10.5pt" style:font-size-complex="12pt"/>
    </style:style>
    <style:style style:name="P91" style:family="paragraph" style:parent-style-name="Standard">
      <style:paragraph-properties fo:text-align="start" style:justify-single-word="false"/>
      <style:text-properties fo:font-size="12pt" officeooo:rsid="00687d7b" officeooo:paragraph-rsid="00687d7b" style:font-size-asian="10.5pt" style:font-size-complex="12pt"/>
    </style:style>
    <style:style style:name="P92" style:family="paragraph" style:parent-style-name="Standard">
      <style:paragraph-properties fo:text-align="start" style:justify-single-word="false"/>
      <style:text-properties fo:font-size="12pt" officeooo:rsid="00687d7b" officeooo:paragraph-rsid="006a6f82" style:font-size-asian="10.5pt" style:font-size-complex="12pt"/>
    </style:style>
    <style:style style:name="P93" style:family="paragraph" style:parent-style-name="Standard">
      <style:paragraph-properties fo:text-align="start" style:justify-single-word="false"/>
      <style:text-properties fo:font-size="12pt" officeooo:rsid="00687d7b" officeooo:paragraph-rsid="0070e7df" style:font-size-asian="10.5pt" style:font-size-complex="12pt"/>
    </style:style>
    <style:style style:name="P94" style:family="paragraph" style:parent-style-name="Standard">
      <style:paragraph-properties fo:text-align="start" style:justify-single-word="false"/>
      <style:text-properties fo:font-size="12pt" officeooo:rsid="00687d7b" officeooo:paragraph-rsid="00dde1cd" style:font-size-asian="10.5pt" style:font-size-complex="12pt"/>
    </style:style>
    <style:style style:name="P95" style:family="paragraph" style:parent-style-name="Standard">
      <style:paragraph-properties fo:text-align="start" style:justify-single-word="false"/>
      <style:text-properties fo:font-size="12pt" officeooo:rsid="00687d7b" officeooo:paragraph-rsid="00de9740" style:font-size-asian="10.5pt" style:font-size-complex="12pt"/>
    </style:style>
    <style:style style:name="P96" style:family="paragraph" style:parent-style-name="Standard">
      <style:paragraph-properties fo:text-align="start" style:justify-single-word="false"/>
      <style:text-properties fo:font-size="12pt" officeooo:rsid="00687d7b" officeooo:paragraph-rsid="00f57242" style:font-size-asian="10.5pt" style:font-size-complex="12pt"/>
    </style:style>
    <style:style style:name="P97" style:family="paragraph" style:parent-style-name="Standard">
      <style:paragraph-properties fo:text-align="start" style:justify-single-word="false"/>
      <style:text-properties fo:font-size="12pt" officeooo:rsid="00687d7b" officeooo:paragraph-rsid="0117ca1c" style:font-size-asian="10.5pt" style:font-size-complex="12pt"/>
    </style:style>
    <style:style style:name="P98" style:family="paragraph" style:parent-style-name="Standard">
      <style:paragraph-properties fo:text-align="start" style:justify-single-word="false"/>
      <style:text-properties fo:font-size="12pt" officeooo:rsid="00687d7b" officeooo:paragraph-rsid="01305747" style:font-size-asian="10.5pt" style:font-size-complex="12pt"/>
    </style:style>
    <style:style style:name="P99" style:family="paragraph" style:parent-style-name="Standard">
      <style:paragraph-properties fo:text-align="start" style:justify-single-word="false"/>
      <style:text-properties fo:font-size="12pt" officeooo:rsid="00687d7b" officeooo:paragraph-rsid="013070ad" style:font-size-asian="10.5pt" style:font-size-complex="12pt"/>
    </style:style>
    <style:style style:name="P100" style:family="paragraph" style:parent-style-name="Standard">
      <style:paragraph-properties fo:text-align="center" style:justify-single-word="false"/>
      <style:text-properties fo:font-size="12pt" officeooo:rsid="0097106d" officeooo:paragraph-rsid="009c67df" style:font-size-asian="10.5pt" style:font-size-complex="12pt"/>
    </style:style>
    <style:style style:name="P101" style:family="paragraph" style:parent-style-name="Standard">
      <style:paragraph-properties fo:text-align="center" style:justify-single-word="false"/>
      <style:text-properties fo:font-size="12pt" officeooo:rsid="009fcf57" officeooo:paragraph-rsid="009fcf57" style:font-size-asian="10.5pt" style:font-size-complex="12pt"/>
    </style:style>
    <style:style style:name="P102" style:family="paragraph" style:parent-style-name="Standard">
      <style:paragraph-properties fo:text-align="center" style:justify-single-word="false"/>
      <style:text-properties fo:font-size="12pt" officeooo:rsid="00d03437" officeooo:paragraph-rsid="00e304bd" style:font-size-asian="10.5pt" style:font-size-complex="12pt"/>
    </style:style>
    <style:style style:name="P103" style:family="paragraph" style:parent-style-name="Standard">
      <style:paragraph-properties fo:text-align="start" style:justify-single-word="false"/>
      <style:text-properties fo:font-size="12pt" officeooo:rsid="00f0f958" officeooo:paragraph-rsid="00f0f958" style:font-size-asian="10.5pt" style:font-size-complex="12pt"/>
    </style:style>
    <style:style style:name="P104" style:family="paragraph" style:parent-style-name="Standard">
      <style:paragraph-properties fo:text-align="start" style:justify-single-word="false"/>
      <style:text-properties fo:font-size="12pt" officeooo:rsid="00617bc0" officeooo:paragraph-rsid="00f5f073" style:font-size-asian="10.5pt" style:font-size-complex="12pt"/>
    </style:style>
    <style:style style:name="P105" style:family="paragraph" style:parent-style-name="Standard">
      <style:paragraph-properties fo:text-align="start" style:justify-single-word="false"/>
      <style:text-properties fo:font-size="12pt" officeooo:rsid="00f688e4" officeooo:paragraph-rsid="00fb00f2" style:font-size-asian="10.5pt" style:font-size-complex="12pt"/>
    </style:style>
    <style:style style:name="P106" style:family="paragraph" style:parent-style-name="Standard">
      <style:paragraph-properties fo:text-align="start" style:justify-single-word="false"/>
      <style:text-properties fo:font-size="12pt" officeooo:rsid="0058e433" officeooo:paragraph-rsid="0106891b" style:font-size-asian="10.5pt" style:font-size-complex="12pt"/>
    </style:style>
    <style:style style:name="P107" style:family="paragraph" style:parent-style-name="Standard">
      <style:paragraph-properties fo:text-align="start" style:justify-single-word="false"/>
      <style:text-properties fo:font-size="12pt" officeooo:rsid="01082d62" officeooo:paragraph-rsid="01082d62" style:font-size-asian="10.5pt" style:font-size-complex="12pt"/>
    </style:style>
    <style:style style:name="P108" style:family="paragraph" style:parent-style-name="Standard">
      <style:paragraph-properties fo:text-align="start" style:justify-single-word="false"/>
      <style:text-properties fo:font-size="12pt" officeooo:rsid="0109bf10" officeooo:paragraph-rsid="0109bf10" style:font-size-asian="10.5pt" style:font-size-complex="12pt"/>
    </style:style>
    <style:style style:name="P109" style:family="paragraph" style:parent-style-name="Standard">
      <style:paragraph-properties fo:text-align="start" style:justify-single-word="false"/>
      <style:text-properties fo:font-size="12pt" officeooo:rsid="010b8984" officeooo:paragraph-rsid="010b8984" style:font-size-asian="10.5pt" style:font-size-complex="12pt"/>
    </style:style>
    <style:style style:name="P110" style:family="paragraph" style:parent-style-name="Standard">
      <style:paragraph-properties fo:text-align="start" style:justify-single-word="false"/>
      <style:text-properties fo:font-size="12pt" officeooo:rsid="010f2cce" officeooo:paragraph-rsid="010f2cce" style:font-size-asian="10.5pt" style:font-size-complex="12pt"/>
    </style:style>
    <style:style style:name="P111" style:family="paragraph" style:parent-style-name="Standard">
      <style:paragraph-properties fo:text-align="center" style:justify-single-word="false"/>
      <style:text-properties fo:font-size="12pt" officeooo:rsid="010f4263" officeooo:paragraph-rsid="010f4263" style:font-size-asian="10.5pt" style:font-size-complex="12pt"/>
    </style:style>
    <style:style style:name="P112" style:family="paragraph" style:parent-style-name="Standard">
      <style:paragraph-properties fo:text-align="start" style:justify-single-word="false"/>
      <style:text-properties fo:font-size="12pt" officeooo:rsid="00c4ce9f" officeooo:paragraph-rsid="00dde1cd" style:font-size-asian="10.5pt" style:font-size-complex="12pt"/>
    </style:style>
    <style:style style:name="P113" style:family="paragraph" style:parent-style-name="Standard">
      <style:paragraph-properties fo:text-align="start" style:justify-single-word="false"/>
      <style:text-properties fo:font-size="12pt" officeooo:rsid="01156a1f" officeooo:paragraph-rsid="0115bd00" style:font-size-asian="10.5pt" style:font-size-complex="12pt"/>
    </style:style>
    <style:style style:name="P114" style:family="paragraph" style:parent-style-name="Standard">
      <style:paragraph-properties fo:text-align="start" style:justify-single-word="false"/>
      <style:text-properties fo:font-size="12pt" officeooo:rsid="00f6b8fc" officeooo:paragraph-rsid="0115bd00" style:font-size-asian="10.5pt" style:font-size-complex="12pt"/>
    </style:style>
    <style:style style:name="P115" style:family="paragraph" style:parent-style-name="Standard">
      <style:paragraph-properties fo:text-align="center" style:justify-single-word="false"/>
      <style:text-properties fo:font-size="12pt" officeooo:rsid="0104c5d2" officeooo:paragraph-rsid="0104c5d2" style:font-size-asian="10.5pt" style:font-size-complex="12pt"/>
    </style:style>
    <style:style style:name="P116" style:family="paragraph" style:parent-style-name="Standard">
      <style:paragraph-properties fo:text-align="center" style:justify-single-word="false"/>
      <style:text-properties fo:font-size="12pt" officeooo:rsid="011b6a22" officeooo:paragraph-rsid="011b6a22" style:font-size-asian="10.5pt" style:font-size-complex="12pt"/>
    </style:style>
    <style:style style:name="P117" style:family="paragraph" style:parent-style-name="Standard">
      <style:paragraph-properties fo:text-align="center" style:justify-single-word="false"/>
      <style:text-properties fo:font-size="12pt" officeooo:rsid="008abfb6" officeooo:paragraph-rsid="01208bcd" style:font-size-asian="10.5pt" style:font-size-complex="12pt"/>
    </style:style>
    <style:style style:name="P118" style:family="paragraph" style:parent-style-name="Standard">
      <style:paragraph-properties fo:text-align="start" style:justify-single-word="false"/>
      <style:text-properties fo:font-size="12pt" officeooo:rsid="0038ca90" officeooo:paragraph-rsid="012ade50" style:font-size-asian="10.5pt" style:font-size-complex="12pt"/>
    </style:style>
    <style:style style:name="P119" style:family="paragraph" style:parent-style-name="Standard">
      <style:paragraph-properties fo:text-align="start" style:justify-single-word="false"/>
      <style:text-properties fo:font-size="12pt" officeooo:rsid="012ade50" officeooo:paragraph-rsid="012ade50" style:font-size-asian="10.5pt" style:font-size-complex="12pt"/>
    </style:style>
    <style:style style:name="P120" style:family="paragraph" style:parent-style-name="Standard">
      <style:paragraph-properties fo:text-align="start" style:justify-single-word="false"/>
      <style:text-properties fo:font-size="12pt" officeooo:rsid="013070ad" officeooo:paragraph-rsid="013070ad" style:font-size-asian="10.5pt" style:font-size-complex="12pt"/>
    </style:style>
    <style:style style:name="P121" style:family="paragraph" style:parent-style-name="Standard">
      <style:paragraph-properties fo:text-align="start" style:justify-single-word="false"/>
      <style:text-properties fo:font-size="12pt" officeooo:rsid="01339332" officeooo:paragraph-rsid="01339332" style:font-size-asian="10.5pt" style:font-size-complex="12pt"/>
    </style:style>
    <style:style style:name="P122" style:family="paragraph" style:parent-style-name="Standard">
      <style:paragraph-properties fo:text-align="start" style:justify-single-word="false"/>
      <style:text-properties fo:font-size="12pt" officeooo:rsid="01352736" officeooo:paragraph-rsid="01352736" style:font-size-asian="10.5pt" style:font-size-complex="12pt"/>
    </style:style>
    <style:style style:name="P123" style:family="paragraph" style:parent-style-name="Standard">
      <style:paragraph-properties fo:text-align="start" style:justify-single-word="false"/>
      <style:text-properties fo:font-size="12pt" officeooo:rsid="01352736" officeooo:paragraph-rsid="013e366e" style:font-size-asian="10.5pt" style:font-size-complex="12pt"/>
    </style:style>
    <style:style style:name="P124" style:family="paragraph" style:parent-style-name="Standard">
      <style:paragraph-properties fo:text-align="start" style:justify-single-word="false"/>
      <style:text-properties fo:font-size="12pt" officeooo:rsid="0138bed8" officeooo:paragraph-rsid="0138bed8" style:font-size-asian="10.5pt" style:font-size-complex="12pt"/>
    </style:style>
    <style:style style:name="P125" style:family="paragraph" style:parent-style-name="Standard">
      <style:paragraph-properties fo:text-align="start" style:justify-single-word="false"/>
      <style:text-properties fo:font-size="12pt" officeooo:rsid="012bff6b" officeooo:paragraph-rsid="012bff6b" style:font-size-asian="10.5pt" style:font-size-complex="12pt"/>
    </style:style>
    <style:style style:name="P126" style:family="paragraph" style:parent-style-name="Standard">
      <style:paragraph-properties fo:text-align="center" style:justify-single-word="false"/>
      <style:text-properties fo:font-size="12pt" fo:font-weight="normal" officeooo:rsid="008eb9d3" officeooo:paragraph-rsid="008c8c0d" style:font-size-asian="10.5pt" style:font-weight-asian="normal" style:font-size-complex="12pt" style:font-weight-complex="normal"/>
    </style:style>
    <style:style style:name="P127" style:family="paragraph" style:parent-style-name="Standard">
      <style:paragraph-properties fo:text-align="center" style:justify-single-word="false"/>
      <style:text-properties fo:font-size="12pt" fo:font-weight="normal" officeooo:rsid="0097106d" officeooo:paragraph-rsid="009c67df" style:font-size-asian="10.5pt" style:font-weight-asian="normal" style:font-size-complex="12pt" style:font-weight-complex="normal"/>
    </style:style>
    <style:style style:name="P128" style:family="paragraph" style:parent-style-name="Standard">
      <style:paragraph-properties fo:text-align="center" style:justify-single-word="false"/>
      <style:text-properties fo:font-size="12pt" fo:font-weight="normal" officeooo:rsid="0110735c" officeooo:paragraph-rsid="0104c5d2" style:font-size-asian="10.5pt" style:font-weight-asian="normal" style:font-size-complex="12pt" style:font-weight-complex="normal"/>
    </style:style>
    <style:style style:name="P129" style:family="paragraph" style:parent-style-name="Standard">
      <style:paragraph-properties fo:text-align="center" style:justify-single-word="false"/>
      <style:text-properties fo:font-size="12pt" fo:font-weight="bold" officeooo:rsid="008c8c0d" officeooo:paragraph-rsid="00338a94" style:font-size-asian="10.5pt" style:font-weight-asian="bold" style:font-size-complex="12pt" style:font-weight-complex="bold"/>
    </style:style>
    <style:style style:name="P130" style:family="paragraph" style:parent-style-name="Standard">
      <style:paragraph-properties fo:text-align="center" style:justify-single-word="false"/>
      <style:text-properties fo:font-size="12pt" fo:font-weight="bold" officeooo:rsid="008c8c0d" officeooo:paragraph-rsid="00e304bd" style:font-size-asian="10.5pt" style:font-weight-asian="bold" style:font-size-complex="12pt" style:font-weight-complex="bold"/>
    </style:style>
    <style:style style:name="P131" style:family="paragraph" style:parent-style-name="Standard">
      <style:paragraph-properties fo:text-align="center" style:justify-single-word="false"/>
      <style:text-properties fo:font-size="20pt" officeooo:rsid="00135594" officeooo:paragraph-rsid="00135594" style:font-size-asian="20pt" style:font-size-complex="20pt"/>
    </style:style>
    <style:style style:name="P132" style:family="paragraph" style:parent-style-name="Standard">
      <style:paragraph-properties fo:text-align="center" style:justify-single-word="false"/>
      <style:text-properties fo:font-size="20pt" officeooo:rsid="00150994" officeooo:paragraph-rsid="00150994" style:font-size-asian="20pt" style:font-size-complex="20pt"/>
    </style:style>
    <style:style style:name="P133" style:family="paragraph" style:parent-style-name="Standard">
      <style:paragraph-properties fo:text-align="center" style:justify-single-word="false"/>
      <style:text-properties fo:font-size="20pt" officeooo:rsid="0018cf11" officeooo:paragraph-rsid="00150994" style:font-size-asian="20pt" style:font-size-complex="20pt"/>
    </style:style>
    <style:style style:name="P134" style:family="paragraph" style:parent-style-name="Standard">
      <style:paragraph-properties fo:text-align="center" style:justify-single-word="false"/>
      <style:text-properties fo:font-size="20pt" officeooo:rsid="0018cf11" officeooo:paragraph-rsid="001ab406" style:font-size-asian="20pt" style:font-size-complex="20pt"/>
    </style:style>
    <style:style style:name="P135" style:family="paragraph" style:parent-style-name="Standard">
      <style:paragraph-properties fo:text-align="center" style:justify-single-word="false"/>
      <style:text-properties fo:font-size="20pt" officeooo:rsid="001ab406" officeooo:paragraph-rsid="0024fa08" style:font-size-asian="20pt" style:font-size-complex="20pt"/>
    </style:style>
    <style:style style:name="P136" style:family="paragraph" style:parent-style-name="Standard">
      <style:paragraph-properties fo:text-align="center" style:justify-single-word="false"/>
      <style:text-properties fo:font-size="20pt" officeooo:rsid="001ab406" officeooo:paragraph-rsid="0070e7df" style:font-size-asian="20pt" style:font-size-complex="20pt"/>
    </style:style>
    <style:style style:name="P137" style:family="paragraph" style:parent-style-name="Standard">
      <style:paragraph-properties fo:text-align="center" style:justify-single-word="false"/>
      <style:text-properties fo:font-size="20pt" officeooo:rsid="001ab406" officeooo:paragraph-rsid="00d7cc24" style:font-size-asian="20pt" style:font-size-complex="20pt"/>
    </style:style>
    <style:style style:name="P138" style:family="paragraph" style:parent-style-name="Standard">
      <style:paragraph-properties fo:text-align="start" style:justify-single-word="false"/>
      <style:text-properties fo:font-size="20pt" officeooo:rsid="00687d7b" officeooo:paragraph-rsid="0070e7df" style:font-size-asian="20pt" style:font-size-complex="20pt"/>
    </style:style>
    <style:style style:name="P139" style:family="paragraph" style:parent-style-name="Standard">
      <style:paragraph-properties fo:text-align="start" style:justify-single-word="false"/>
      <style:text-properties fo:font-size="20pt" officeooo:rsid="00687d7b" officeooo:paragraph-rsid="00dde1cd" style:font-size-asian="20pt" style:font-size-complex="20pt"/>
    </style:style>
    <style:style style:name="P140" style:family="paragraph" style:parent-style-name="Standard">
      <style:paragraph-properties fo:text-align="center" style:justify-single-word="false"/>
      <style:text-properties fo:font-size="20pt" officeooo:rsid="00687d7b" officeooo:paragraph-rsid="0070e7df" style:font-size-asian="20pt" style:font-size-complex="20pt"/>
    </style:style>
    <style:style style:name="P141" style:family="paragraph" style:parent-style-name="Standard">
      <style:paragraph-properties fo:text-align="center" style:justify-single-word="false"/>
      <style:text-properties fo:font-size="20pt" officeooo:rsid="00687d7b" officeooo:paragraph-rsid="00d5fc69" style:font-size-asian="20pt" style:font-size-complex="20pt"/>
    </style:style>
    <style:style style:name="P142" style:family="paragraph" style:parent-style-name="Standard">
      <style:paragraph-properties fo:text-align="center" style:justify-single-word="false"/>
      <style:text-properties fo:font-variant="normal" fo:text-transform="none" fo:color="#000000" loext:opacity="100%" style:font-name="Merriweather1" fo:font-size="10.5pt" fo:letter-spacing="normal" fo:font-style="normal" fo:font-weight="normal" officeooo:rsid="00150994" officeooo:paragraph-rsid="001ab406" style:font-size-asian="10.5pt" style:font-size-complex="10.5pt"/>
    </style:style>
    <style:style style:name="P143" style:family="paragraph" style:parent-style-name="Standard">
      <style:paragraph-properties fo:text-align="center" style:justify-single-word="false"/>
      <style:text-properties fo:color="#000000" loext:opacity="100%" fo:font-size="12pt" fo:font-weight="bold" officeooo:rsid="00150994" officeooo:paragraph-rsid="007d1aac" style:font-size-asian="10.5pt" style:font-weight-asian="bold" style:font-size-complex="12pt" style:font-weight-complex="bold"/>
    </style:style>
    <style:style style:name="P144" style:family="paragraph" style:parent-style-name="Standard">
      <style:paragraph-properties fo:text-align="center" style:justify-single-word="false"/>
      <style:text-properties fo:color="#000000" loext:opacity="100%" fo:font-size="12pt" fo:font-weight="bold" officeooo:rsid="00150994" officeooo:paragraph-rsid="0075c5b1" style:font-size-asian="10.5pt" style:font-weight-asian="bold" style:font-size-complex="12pt" style:font-weight-complex="bold"/>
    </style:style>
    <style:style style:name="P145" style:family="paragraph" style:parent-style-name="Standard">
      <style:paragraph-properties fo:text-align="center" style:justify-single-word="false"/>
      <style:text-properties fo:color="#000000" loext:opacity="100%" fo:font-size="12pt" fo:font-weight="bold" officeooo:rsid="00150994" officeooo:paragraph-rsid="009c67df" style:font-size-asian="10.5pt" style:font-weight-asian="bold" style:font-size-complex="12pt" style:font-weight-complex="bold"/>
    </style:style>
    <style:style style:name="P146" style:family="paragraph" style:parent-style-name="Standard">
      <style:paragraph-properties fo:text-align="start" style:justify-single-word="false"/>
      <style:text-properties fo:color="#000000" loext:opacity="100%" fo:font-size="12pt" fo:font-weight="bold" officeooo:rsid="0026e7db" officeooo:paragraph-rsid="0075c5b1" style:font-size-asian="10.5pt" style:font-weight-asian="bold" style:font-size-complex="12pt" style:font-weight-complex="bold"/>
    </style:style>
    <style:style style:name="P147" style:family="paragraph" style:parent-style-name="Standard">
      <style:paragraph-properties fo:text-align="center" style:justify-single-word="false"/>
      <style:text-properties fo:color="#000000" loext:opacity="100%" fo:font-size="12pt" fo:font-weight="bold" officeooo:rsid="0026e7db" officeooo:paragraph-rsid="007e7375" style:font-size-asian="10.5pt" style:font-weight-asian="bold" style:font-size-complex="12pt" style:font-weight-complex="bold"/>
    </style:style>
    <style:style style:name="P148" style:family="paragraph" style:parent-style-name="Standard">
      <style:paragraph-properties fo:text-align="center" style:justify-single-word="false"/>
      <style:text-properties fo:color="#000000" loext:opacity="100%" fo:font-size="12pt" fo:font-weight="bold" officeooo:rsid="0026e7db" officeooo:paragraph-rsid="0075c5b1" style:font-size-asian="10.5pt" style:font-weight-asian="bold" style:font-size-complex="12pt" style:font-weight-complex="bold"/>
    </style:style>
    <style:style style:name="P149" style:family="paragraph" style:parent-style-name="Standard">
      <style:paragraph-properties fo:text-align="center" style:justify-single-word="false"/>
      <style:text-properties fo:color="#000000" loext:opacity="100%" fo:font-size="12pt" fo:font-weight="bold" officeooo:rsid="00135594" officeooo:paragraph-rsid="007d1aac" style:font-size-asian="10.5pt" style:font-weight-asian="bold" style:font-size-complex="12pt" style:font-weight-complex="bold"/>
    </style:style>
    <style:style style:name="P150" style:family="paragraph" style:parent-style-name="Standard">
      <style:paragraph-properties fo:text-align="center" style:justify-single-word="false"/>
      <style:text-properties fo:color="#000000" loext:opacity="100%" fo:font-size="12pt" fo:font-weight="normal" officeooo:rsid="00150994" officeooo:paragraph-rsid="0075c5b1" style:font-size-asian="10.5pt" style:font-weight-asian="normal" style:font-size-complex="12pt" style:font-weight-complex="normal"/>
    </style:style>
    <style:style style:name="P151" style:family="paragraph" style:parent-style-name="Standard">
      <style:paragraph-properties fo:text-align="center" style:justify-single-word="false"/>
      <style:text-properties fo:color="#000000" loext:opacity="100%" fo:font-size="12pt" fo:font-weight="normal" officeooo:rsid="007d1aac" officeooo:paragraph-rsid="00965bee" style:font-size-asian="10.5pt" style:font-weight-asian="normal" style:font-size-complex="12pt" style:font-weight-complex="normal"/>
    </style:style>
    <style:style style:name="P152" style:family="paragraph" style:parent-style-name="Standard">
      <style:paragraph-properties fo:text-align="center" style:justify-single-word="false"/>
      <style:text-properties fo:color="#000000" loext:opacity="100%" fo:font-size="12pt" officeooo:rsid="00150994" officeooo:paragraph-rsid="007e7375" style:font-size-asian="10.5pt" style:font-size-complex="12pt"/>
    </style:style>
    <style:style style:name="T1" style:family="text">
      <style:text-properties fo:font-size="60pt" style:font-size-asian="60pt" style:font-size-complex="60pt"/>
    </style:style>
    <style:style style:name="T2" style:family="text">
      <style:text-properties fo:font-size="60pt" officeooo:rsid="0104c5d2" style:font-size-asian="60pt" style:font-size-complex="60pt"/>
    </style:style>
    <style:style style:name="T3" style:family="text">
      <style:text-properties fo:font-size="60pt" officeooo:rsid="0106891b" style:font-size-asian="60pt" style:font-size-complex="60pt"/>
    </style:style>
    <style:style style:name="T4" style:family="text">
      <style:text-properties fo:font-variant="normal" fo:text-transform="none" fo:color="#181818" loext:opacity="100%" style:font-name="Merriweather" fo:font-size="10.5pt" fo:letter-spacing="normal" fo:font-style="normal" fo:font-weight="normal"/>
    </style:style>
    <style:style style:name="T5" style:family="text">
      <style:text-properties fo:font-variant="normal" fo:text-transform="none" fo:color="#181818" loext:opacity="100%" fo:letter-spacing="normal"/>
    </style:style>
    <style:style style:name="T6" style:family="text">
      <style:text-properties fo:font-variant="normal" fo:text-transform="none" fo:color="#000000" loext:opacity="100%" style:font-name="Merriweather1" fo:font-size="10.5pt" fo:letter-spacing="normal" style:font-size-complex="10.5pt"/>
    </style:style>
    <style:style style:name="T7" style:family="text">
      <style:text-properties fo:font-variant="normal" fo:text-transform="none" fo:color="#000000" loext:opacity="100%" style:font-name="Merriweather1" fo:font-size="10.5pt" fo:letter-spacing="normal" fo:font-style="normal" fo:font-weight="normal" style:font-size-complex="10.5pt"/>
    </style:style>
    <style:style style:name="T8" style:family="text">
      <style:text-properties fo:font-variant="normal" fo:text-transform="none" fo:color="#000000" loext:opacity="100%" style:font-name="Merriweather1" fo:font-size="10.5pt" fo:letter-spacing="normal" fo:font-style="normal" fo:font-weight="normal" officeooo:rsid="001ab406" style:font-size-complex="10.5pt"/>
    </style:style>
    <style:style style:name="T9" style:family="text">
      <style:text-properties officeooo:rsid="00157fe6"/>
    </style:style>
    <style:style style:name="T10" style:family="text">
      <style:text-properties officeooo:rsid="00172e88"/>
    </style:style>
    <style:style style:name="T11" style:family="text">
      <style:text-properties officeooo:rsid="0018cf11"/>
    </style:style>
    <style:style style:name="T12" style:family="text">
      <style:text-properties officeooo:rsid="0019151b"/>
    </style:style>
    <style:style style:name="T13" style:family="text">
      <style:text-properties officeooo:rsid="001ab406"/>
    </style:style>
    <style:style style:name="T14" style:family="text">
      <style:text-properties fo:font-style="italic" officeooo:rsid="001ab406" style:font-style-asian="italic" style:font-style-complex="italic"/>
    </style:style>
    <style:style style:name="T15" style:family="text">
      <style:text-properties fo:font-style="italic" officeooo:rsid="00172e88" style:font-style-asian="italic" style:font-style-complex="italic"/>
    </style:style>
    <style:style style:name="T16" style:family="text">
      <style:text-properties officeooo:rsid="001b6ed9"/>
    </style:style>
    <style:style style:name="T17" style:family="text">
      <style:text-properties officeooo:rsid="001c7b90"/>
    </style:style>
    <style:style style:name="T18" style:family="text">
      <style:text-properties officeooo:rsid="001dbada"/>
    </style:style>
    <style:style style:name="T19" style:family="text">
      <style:text-properties officeooo:rsid="001f288e"/>
    </style:style>
    <style:style style:name="T20" style:family="text">
      <style:text-properties officeooo:rsid="001f761b"/>
    </style:style>
    <style:style style:name="T21" style:family="text">
      <style:text-properties officeooo:rsid="001f7cb0"/>
    </style:style>
    <style:style style:name="T22" style:family="text">
      <style:text-properties officeooo:rsid="0020bff4"/>
    </style:style>
    <style:style style:name="T23" style:family="text">
      <style:text-properties officeooo:rsid="0022031d"/>
    </style:style>
    <style:style style:name="T24" style:family="text">
      <style:text-properties officeooo:rsid="0023531b"/>
    </style:style>
    <style:style style:name="T25" style:family="text">
      <style:text-properties officeooo:rsid="0024fa08"/>
    </style:style>
    <style:style style:name="T26" style:family="text">
      <style:text-properties officeooo:rsid="00266069"/>
    </style:style>
    <style:style style:name="T27" style:family="text">
      <style:text-properties officeooo:rsid="0026e7db"/>
    </style:style>
    <style:style style:name="T28" style:family="text">
      <style:text-properties officeooo:rsid="0027e6f7"/>
    </style:style>
    <style:style style:name="T29" style:family="text">
      <style:text-properties officeooo:rsid="0028c53e"/>
    </style:style>
    <style:style style:name="T30" style:family="text">
      <style:text-properties officeooo:rsid="002b5893"/>
    </style:style>
    <style:style style:name="T31" style:family="text">
      <style:text-properties officeooo:rsid="002c5581"/>
    </style:style>
    <style:style style:name="T32" style:family="text">
      <style:text-properties officeooo:rsid="002c8c01"/>
    </style:style>
    <style:style style:name="T33" style:family="text">
      <style:text-properties officeooo:rsid="002e3d8c"/>
    </style:style>
    <style:style style:name="T34" style:family="text">
      <style:text-properties officeooo:rsid="003013ab"/>
    </style:style>
    <style:style style:name="T35" style:family="text">
      <style:text-properties officeooo:rsid="00338a94"/>
    </style:style>
    <style:style style:name="T36" style:family="text">
      <style:text-properties officeooo:rsid="0035693f"/>
    </style:style>
    <style:style style:name="T37" style:family="text">
      <style:text-properties officeooo:rsid="00375e5d"/>
    </style:style>
    <style:style style:name="T38" style:family="text">
      <style:text-properties officeooo:rsid="0037c319"/>
    </style:style>
    <style:style style:name="T39" style:family="text">
      <style:text-properties officeooo:rsid="0038ca90"/>
    </style:style>
    <style:style style:name="T40" style:family="text">
      <style:text-properties officeooo:rsid="003a7032"/>
    </style:style>
    <style:style style:name="T41" style:family="text">
      <style:text-properties officeooo:rsid="003b76c9"/>
    </style:style>
    <style:style style:name="T42" style:family="text">
      <style:text-properties officeooo:rsid="003c19ba"/>
    </style:style>
    <style:style style:name="T43" style:family="text">
      <style:text-properties officeooo:rsid="003e12db"/>
    </style:style>
    <style:style style:name="T44" style:family="text">
      <style:text-properties officeooo:rsid="003f0be5"/>
    </style:style>
    <style:style style:name="T45" style:family="text">
      <style:text-properties officeooo:rsid="003f6dee"/>
    </style:style>
    <style:style style:name="T46" style:family="text">
      <style:text-properties officeooo:rsid="00411074"/>
    </style:style>
    <style:style style:name="T47" style:family="text">
      <style:text-properties officeooo:rsid="00412179"/>
    </style:style>
    <style:style style:name="T48" style:family="text">
      <style:text-properties officeooo:rsid="0043165f"/>
    </style:style>
    <style:style style:name="T49" style:family="text">
      <style:text-properties officeooo:rsid="00448517"/>
    </style:style>
    <style:style style:name="T50" style:family="text">
      <style:text-properties officeooo:rsid="0045e629"/>
    </style:style>
    <style:style style:name="T51" style:family="text">
      <style:text-properties officeooo:rsid="0047aef4"/>
    </style:style>
    <style:style style:name="T52" style:family="text">
      <style:text-properties officeooo:rsid="004a3e04"/>
    </style:style>
    <style:style style:name="T53" style:family="text">
      <style:text-properties officeooo:rsid="004c0093"/>
    </style:style>
    <style:style style:name="T54" style:family="text">
      <style:text-properties officeooo:rsid="00504cfe"/>
    </style:style>
    <style:style style:name="T55" style:family="text">
      <style:text-properties officeooo:rsid="0051bf24"/>
    </style:style>
    <style:style style:name="T56" style:family="text">
      <style:text-properties officeooo:rsid="005408ad"/>
    </style:style>
    <style:style style:name="T57" style:family="text">
      <style:text-properties officeooo:rsid="0055c7ff"/>
    </style:style>
    <style:style style:name="T58" style:family="text">
      <style:text-properties officeooo:rsid="005724f4"/>
    </style:style>
    <style:style style:name="T59" style:family="text">
      <style:text-properties officeooo:rsid="005c4944"/>
    </style:style>
    <style:style style:name="T60" style:family="text">
      <style:text-properties officeooo:rsid="005e048f"/>
    </style:style>
    <style:style style:name="T61" style:family="text">
      <style:text-properties officeooo:rsid="005f48f3"/>
    </style:style>
    <style:style style:name="T62" style:family="text">
      <style:text-properties officeooo:rsid="006456b9"/>
    </style:style>
    <style:style style:name="T63" style:family="text">
      <style:text-properties officeooo:rsid="00649940"/>
    </style:style>
    <style:style style:name="T64" style:family="text">
      <style:text-properties officeooo:rsid="00650999"/>
    </style:style>
    <style:style style:name="T65" style:family="text">
      <style:text-properties officeooo:rsid="0066f76b"/>
    </style:style>
    <style:style style:name="T66" style:family="text">
      <style:text-properties officeooo:rsid="00687d7b"/>
    </style:style>
    <style:style style:name="T67" style:family="text">
      <style:text-properties officeooo:rsid="006a6f82"/>
    </style:style>
    <style:style style:name="T68" style:family="text">
      <style:text-properties officeooo:rsid="006bc4b5"/>
    </style:style>
    <style:style style:name="T69" style:family="text">
      <style:text-properties officeooo:rsid="006dc100"/>
    </style:style>
    <style:style style:name="T70" style:family="text">
      <style:text-properties officeooo:rsid="006e0cf8"/>
    </style:style>
    <style:style style:name="T71" style:family="text">
      <style:text-properties officeooo:rsid="006f75cf"/>
    </style:style>
    <style:style style:name="T72" style:family="text">
      <style:text-properties officeooo:rsid="0070e7df"/>
    </style:style>
    <style:style style:name="T73" style:family="text">
      <style:text-properties officeooo:rsid="0071128c"/>
    </style:style>
    <style:style style:name="T74" style:family="text">
      <style:text-properties officeooo:rsid="00728ee8"/>
    </style:style>
    <style:style style:name="T75" style:family="text">
      <style:text-properties officeooo:rsid="00733c96"/>
    </style:style>
    <style:style style:name="T76" style:family="text">
      <style:text-properties officeooo:rsid="0075a2ae"/>
    </style:style>
    <style:style style:name="T77" style:family="text">
      <style:text-properties officeooo:rsid="0075c5b1"/>
    </style:style>
    <style:style style:name="T78" style:family="text">
      <style:text-properties fo:font-weight="bold" style:font-weight-asian="bold" style:font-weight-complex="bold"/>
    </style:style>
    <style:style style:name="T79" style:family="text">
      <style:text-properties fo:font-weight="bold" officeooo:rsid="008c8c0d" style:font-weight-asian="bold" style:font-weight-complex="bold"/>
    </style:style>
    <style:style style:name="T80" style:family="text">
      <style:text-properties fo:font-weight="bold" officeooo:rsid="009c67df" style:font-weight-asian="bold" style:font-weight-complex="bold"/>
    </style:style>
    <style:style style:name="T81" style:family="text">
      <style:text-properties fo:font-weight="bold" officeooo:rsid="009b030c" style:font-weight-asian="bold" style:font-weight-complex="bold"/>
    </style:style>
    <style:style style:name="T82" style:family="text">
      <style:text-properties fo:font-weight="bold" officeooo:rsid="0098a3e4" style:font-weight-asian="bold" style:font-weight-complex="bold"/>
    </style:style>
    <style:style style:name="T83" style:family="text">
      <style:text-properties fo:font-weight="bold" officeooo:rsid="00993f77" style:font-weight-asian="bold" style:font-weight-complex="bold"/>
    </style:style>
    <style:style style:name="T84" style:family="text">
      <style:text-properties fo:font-weight="bold" officeooo:rsid="00a18d6b" style:font-weight-asian="bold" style:font-weight-complex="bold"/>
    </style:style>
    <style:style style:name="T85" style:family="text">
      <style:text-properties fo:font-weight="bold" officeooo:rsid="00b0e728" style:font-weight-asian="bold" style:font-weight-complex="bold"/>
    </style:style>
    <style:style style:name="T86" style:family="text">
      <style:text-properties fo:font-weight="bold" officeooo:rsid="00b27694" style:font-weight-asian="bold" style:font-weight-complex="bold"/>
    </style:style>
    <style:style style:name="T87" style:family="text">
      <style:text-properties fo:font-weight="bold" officeooo:rsid="00d21899" style:font-weight-asian="bold" style:font-weight-complex="bold"/>
    </style:style>
    <style:style style:name="T88" style:family="text">
      <style:text-properties fo:font-weight="bold" officeooo:rsid="00d2bf8d" style:font-weight-asian="bold" style:font-weight-complex="bold"/>
    </style:style>
    <style:style style:name="T89" style:family="text">
      <style:text-properties fo:font-weight="bold" officeooo:rsid="00e304bd" style:font-weight-asian="bold" style:font-weight-complex="bold"/>
    </style:style>
    <style:style style:name="T90" style:family="text">
      <style:text-properties fo:font-weight="bold" officeooo:rsid="00910536" style:font-weight-asian="bold" style:font-weight-complex="bold"/>
    </style:style>
    <style:style style:name="T91" style:family="text">
      <style:text-properties fo:font-weight="bold" officeooo:rsid="0075c5b1" style:font-weight-asian="bold" style:font-weight-complex="bold"/>
    </style:style>
    <style:style style:name="T92" style:family="text">
      <style:text-properties fo:font-weight="bold" officeooo:rsid="00eb6c77" style:font-weight-asian="bold" style:font-weight-complex="bold"/>
    </style:style>
    <style:style style:name="T93" style:family="text">
      <style:text-properties fo:font-weight="bold" officeooo:rsid="010f4263" style:font-weight-asian="bold" style:font-weight-complex="bold"/>
    </style:style>
    <style:style style:name="T94" style:family="text">
      <style:text-properties fo:font-weight="bold" officeooo:rsid="0110735c" style:font-weight-asian="bold" style:font-weight-complex="bold"/>
    </style:style>
    <style:style style:name="T95" style:family="text">
      <style:text-properties fo:font-weight="bold" officeooo:rsid="011b6a22" style:font-weight-asian="bold" style:font-weight-complex="bold"/>
    </style:style>
    <style:style style:name="T96" style:family="text">
      <style:text-properties fo:font-weight="bold" officeooo:rsid="011cccfa" style:font-weight-asian="bold" style:font-weight-complex="bold"/>
    </style:style>
    <style:style style:name="T97" style:family="text">
      <style:text-properties fo:font-weight="bold" officeooo:rsid="011f0d1c" style:font-weight-asian="bold" style:font-weight-complex="bold"/>
    </style:style>
    <style:style style:name="T98" style:family="text">
      <style:text-properties officeooo:rsid="007d1aac"/>
    </style:style>
    <style:style style:name="T99" style:family="text">
      <style:text-properties fo:font-weight="normal" style:font-weight-asian="normal" style:font-weight-complex="normal"/>
    </style:style>
    <style:style style:name="T100" style:family="text">
      <style:text-properties fo:font-weight="normal" officeooo:rsid="0075c5b1" style:font-weight-asian="normal" style:font-weight-complex="normal"/>
    </style:style>
    <style:style style:name="T101" style:family="text">
      <style:text-properties fo:font-weight="normal" officeooo:rsid="008c8c0d" style:font-weight-asian="normal" style:font-weight-complex="normal"/>
    </style:style>
    <style:style style:name="T102" style:family="text">
      <style:text-properties fo:font-weight="normal" officeooo:rsid="008eb9d3" style:font-weight-asian="normal" style:font-weight-complex="normal"/>
    </style:style>
    <style:style style:name="T103" style:family="text">
      <style:text-properties fo:font-weight="normal" officeooo:rsid="0090694a" style:font-weight-asian="normal" style:font-weight-complex="normal"/>
    </style:style>
    <style:style style:name="T104" style:family="text">
      <style:text-properties fo:font-weight="normal" officeooo:rsid="0076631f" style:font-weight-asian="normal" style:font-weight-complex="normal"/>
    </style:style>
    <style:style style:name="T105" style:family="text">
      <style:text-properties fo:font-weight="normal" officeooo:rsid="0093a136" style:font-weight-asian="normal" style:font-weight-complex="normal"/>
    </style:style>
    <style:style style:name="T106" style:family="text">
      <style:text-properties fo:font-weight="normal" officeooo:rsid="0026e7db" style:font-weight-asian="normal" style:font-weight-complex="normal"/>
    </style:style>
    <style:style style:name="T107" style:family="text">
      <style:text-properties fo:font-weight="normal" officeooo:rsid="009301e7" style:font-weight-asian="normal" style:font-weight-complex="normal"/>
    </style:style>
    <style:style style:name="T108" style:family="text">
      <style:text-properties fo:font-weight="normal" officeooo:rsid="008508d3" style:font-weight-asian="normal" style:font-weight-complex="normal"/>
    </style:style>
    <style:style style:name="T109" style:family="text">
      <style:text-properties fo:font-weight="normal" officeooo:rsid="001f761b" style:font-weight-asian="normal" style:font-weight-complex="normal"/>
    </style:style>
    <style:style style:name="T110" style:family="text">
      <style:text-properties fo:font-weight="normal" officeooo:rsid="009dd284" style:font-weight-asian="normal" style:font-weight-complex="normal"/>
    </style:style>
    <style:style style:name="T111" style:family="text">
      <style:text-properties fo:font-weight="normal" officeooo:rsid="00a43520" style:font-weight-asian="normal" style:font-weight-complex="normal"/>
    </style:style>
    <style:style style:name="T112" style:family="text">
      <style:text-properties fo:font-weight="normal" officeooo:rsid="00a77405" style:font-weight-asian="normal" style:font-weight-complex="normal"/>
    </style:style>
    <style:style style:name="T113" style:family="text">
      <style:text-properties fo:font-weight="normal" officeooo:rsid="00ad4578" style:font-weight-asian="normal" style:font-weight-complex="normal"/>
    </style:style>
    <style:style style:name="T114" style:family="text">
      <style:text-properties fo:font-weight="normal" officeooo:rsid="00aefa10" style:font-weight-asian="normal" style:font-weight-complex="normal"/>
    </style:style>
    <style:style style:name="T115" style:family="text">
      <style:text-properties fo:font-weight="normal" officeooo:rsid="00afefda" style:font-weight-asian="normal" style:font-weight-complex="normal"/>
    </style:style>
    <style:style style:name="T116" style:family="text">
      <style:text-properties fo:font-weight="normal" officeooo:rsid="00b0909e" style:font-weight-asian="normal" style:font-weight-complex="normal"/>
    </style:style>
    <style:style style:name="T117" style:family="text">
      <style:text-properties fo:font-weight="normal" officeooo:rsid="00b0e728" style:font-weight-asian="normal" style:font-weight-complex="normal"/>
    </style:style>
    <style:style style:name="T118" style:family="text">
      <style:text-properties fo:font-weight="normal" officeooo:rsid="00b45a77" style:font-weight-asian="normal" style:font-weight-complex="normal"/>
    </style:style>
    <style:style style:name="T119" style:family="text">
      <style:text-properties fo:font-weight="normal" officeooo:rsid="00b64777" style:font-weight-asian="normal" style:font-weight-complex="normal"/>
    </style:style>
    <style:style style:name="T120" style:family="text">
      <style:text-properties fo:font-weight="normal" officeooo:rsid="00b92211" style:font-weight-asian="normal" style:font-weight-complex="normal"/>
    </style:style>
    <style:style style:name="T121" style:family="text">
      <style:text-properties fo:font-weight="normal" officeooo:rsid="00d21899" style:font-weight-asian="normal" style:font-weight-complex="normal"/>
    </style:style>
    <style:style style:name="T122" style:family="text">
      <style:text-properties fo:font-weight="normal" officeooo:rsid="00e4bf23" style:font-weight-asian="normal" style:font-weight-complex="normal"/>
    </style:style>
    <style:style style:name="T123" style:family="text">
      <style:text-properties fo:font-weight="normal" officeooo:rsid="00e65234" style:font-weight-asian="normal" style:font-weight-complex="normal"/>
    </style:style>
    <style:style style:name="T124" style:family="text">
      <style:text-properties fo:font-weight="normal" officeooo:rsid="00e6c5a8" style:font-weight-asian="normal" style:font-weight-complex="normal"/>
    </style:style>
    <style:style style:name="T125" style:family="text">
      <style:text-properties fo:font-weight="normal" officeooo:rsid="00e6d270" style:font-weight-asian="normal" style:font-weight-complex="normal"/>
    </style:style>
    <style:style style:name="T126" style:family="text">
      <style:text-properties fo:font-weight="normal" officeooo:rsid="00e7257a" style:font-weight-asian="normal" style:font-weight-complex="normal"/>
    </style:style>
    <style:style style:name="T127" style:family="text">
      <style:text-properties fo:font-weight="normal" officeooo:rsid="00ec9f67" style:font-weight-asian="normal" style:font-weight-complex="normal"/>
    </style:style>
    <style:style style:name="T128" style:family="text">
      <style:text-properties fo:font-weight="normal" officeooo:rsid="0110735c" style:font-weight-asian="normal" style:font-weight-complex="normal"/>
    </style:style>
    <style:style style:name="T129" style:family="text">
      <style:text-properties fo:font-weight="normal" officeooo:rsid="011cccfa" style:font-weight-asian="normal" style:font-weight-complex="normal"/>
    </style:style>
    <style:style style:name="T130" style:family="text">
      <style:text-properties fo:font-weight="normal" officeooo:rsid="011d084f" style:font-weight-asian="normal" style:font-weight-complex="normal"/>
    </style:style>
    <style:style style:name="T131" style:family="text">
      <style:text-properties fo:font-weight="normal" officeooo:rsid="011e43d3" style:font-weight-asian="normal" style:font-weight-complex="normal"/>
    </style:style>
    <style:style style:name="T132" style:family="text">
      <style:text-properties fo:font-weight="normal" officeooo:rsid="01208bcd" style:font-weight-asian="normal" style:font-weight-complex="normal"/>
    </style:style>
    <style:style style:name="T133" style:family="text">
      <style:text-properties fo:font-weight="normal" officeooo:rsid="01210bfb" style:font-weight-asian="normal" style:font-weight-complex="normal"/>
    </style:style>
    <style:style style:name="T134" style:family="text">
      <style:text-properties fo:font-weight="normal" officeooo:rsid="01218caa" style:font-weight-asian="normal" style:font-weight-complex="normal"/>
    </style:style>
    <style:style style:name="T135" style:family="text">
      <style:text-properties fo:font-weight="normal" officeooo:rsid="01232525" style:font-weight-asian="normal" style:font-weight-complex="normal"/>
    </style:style>
    <style:style style:name="T136" style:family="text">
      <style:text-properties fo:font-weight="normal" officeooo:rsid="0123cc05" style:font-weight-asian="normal" style:font-weight-complex="normal"/>
    </style:style>
    <style:style style:name="T137" style:family="text">
      <style:text-properties fo:font-weight="normal" officeooo:rsid="01287025" style:font-weight-asian="normal" style:font-weight-complex="normal"/>
    </style:style>
    <style:style style:name="T138" style:family="text">
      <style:text-properties officeooo:rsid="007d71eb"/>
    </style:style>
    <style:style style:name="T139" style:family="text">
      <style:text-properties officeooo:rsid="007e7375"/>
    </style:style>
    <style:style style:name="T140" style:family="text">
      <style:text-properties style:text-underline-style="solid" style:text-underline-width="auto" style:text-underline-color="font-color" officeooo:rsid="007e7375"/>
    </style:style>
    <style:style style:name="T141" style:family="text">
      <style:text-properties style:text-underline-style="solid" style:text-underline-width="auto" style:text-underline-color="font-color" officeooo:rsid="0080127a"/>
    </style:style>
    <style:style style:name="T142" style:family="text">
      <style:text-properties officeooo:rsid="0081b00c"/>
    </style:style>
    <style:style style:name="T143" style:family="text">
      <style:text-properties officeooo:rsid="008c8c0d"/>
    </style:style>
    <style:style style:name="T144" style:family="text">
      <style:text-properties officeooo:rsid="008d41c6"/>
    </style:style>
    <style:style style:name="T145" style:family="text">
      <style:text-properties officeooo:rsid="00965177"/>
    </style:style>
    <style:style style:name="T146" style:family="text">
      <style:text-properties officeooo:rsid="00a3331c"/>
    </style:style>
    <style:style style:name="T147" style:family="text">
      <style:text-properties officeooo:rsid="00bd9b87"/>
    </style:style>
    <style:style style:name="T148" style:family="text">
      <style:text-properties officeooo:rsid="00be67cc"/>
    </style:style>
    <style:style style:name="T149" style:family="text">
      <style:text-properties officeooo:rsid="00be7d7b"/>
    </style:style>
    <style:style style:name="T150" style:family="text">
      <style:text-properties officeooo:rsid="00bf4853"/>
    </style:style>
    <style:style style:name="T151" style:family="text">
      <style:text-properties officeooo:rsid="00c35668"/>
    </style:style>
    <style:style style:name="T152" style:family="text">
      <style:text-properties officeooo:rsid="00c4ce9f"/>
    </style:style>
    <style:style style:name="T153" style:family="text">
      <style:text-properties officeooo:rsid="00c6c97b"/>
    </style:style>
    <style:style style:name="T154" style:family="text">
      <style:text-properties officeooo:rsid="00c772a0"/>
    </style:style>
    <style:style style:name="T155" style:family="text">
      <style:text-properties officeooo:rsid="00c95f48"/>
    </style:style>
    <style:style style:name="T156" style:family="text">
      <style:text-properties officeooo:rsid="00c9725d"/>
    </style:style>
    <style:style style:name="T157" style:family="text">
      <style:text-properties officeooo:rsid="00c9d065"/>
    </style:style>
    <style:style style:name="T158" style:family="text">
      <style:text-properties officeooo:rsid="00ca2479"/>
    </style:style>
    <style:style style:name="T159" style:family="text">
      <style:text-properties officeooo:rsid="00cb042c"/>
    </style:style>
    <style:style style:name="T160" style:family="text">
      <style:text-properties officeooo:rsid="00d019be"/>
    </style:style>
    <style:style style:name="T161" style:family="text">
      <style:text-properties officeooo:rsid="00d496a1"/>
    </style:style>
    <style:style style:name="T162" style:family="text">
      <style:text-properties officeooo:rsid="00d5fc69"/>
    </style:style>
    <style:style style:name="T163" style:family="text">
      <style:text-properties officeooo:rsid="00f0f958"/>
    </style:style>
    <style:style style:name="T164" style:family="text">
      <style:text-properties officeooo:rsid="00f27276"/>
    </style:style>
    <style:style style:name="T165" style:family="text">
      <style:text-properties officeooo:rsid="00f839fb"/>
    </style:style>
    <style:style style:name="T166" style:family="text">
      <style:text-properties officeooo:rsid="00f90510"/>
    </style:style>
    <style:style style:name="T167" style:family="text">
      <style:text-properties officeooo:rsid="00135594"/>
    </style:style>
    <style:style style:name="T168" style:family="text">
      <style:text-properties officeooo:rsid="00fca52f"/>
    </style:style>
    <style:style style:name="T169" style:family="text">
      <style:text-properties officeooo:rsid="010bc703"/>
    </style:style>
    <style:style style:name="T170" style:family="text">
      <style:text-properties officeooo:rsid="0115aeec"/>
    </style:style>
    <style:style style:name="T171" style:family="text">
      <style:text-properties officeooo:rsid="01168f26"/>
    </style:style>
    <style:style style:name="T172" style:family="text">
      <style:text-properties officeooo:rsid="00fca34e"/>
    </style:style>
    <style:style style:name="T173" style:family="text">
      <style:text-properties officeooo:rsid="01199b13"/>
    </style:style>
    <style:style style:name="T174" style:family="text">
      <style:text-properties officeooo:rsid="011f0d1c"/>
    </style:style>
    <style:style style:name="T175" style:family="text">
      <style:text-properties officeooo:rsid="0120f6a9"/>
    </style:style>
    <style:style style:name="T176" style:family="text">
      <style:text-properties officeooo:rsid="0129615c"/>
    </style:style>
    <style:style style:name="T177" style:family="text">
      <style:text-properties officeooo:rsid="012ed8e5"/>
    </style:style>
    <style:style style:name="T178" style:family="text">
      <style:text-properties officeooo:rsid="01305747"/>
    </style:style>
    <style:style style:name="T179" style:family="text">
      <style:text-properties officeooo:rsid="0136d354"/>
    </style:style>
    <style:style style:name="T180" style:family="text">
      <style:text-properties officeooo:rsid="0138bed8"/>
    </style:style>
    <style:style style:name="T181" style:family="text">
      <style:text-properties officeooo:rsid="01396892"/>
    </style:style>
    <style:style style:name="T182" style:family="text">
      <style:text-properties officeooo:rsid="013b6a40"/>
    </style:style>
    <style:style style:name="T183" style:family="text">
      <style:text-properties officeooo:rsid="013d3fca"/>
    </style:style>
    <style:style style:name="T184" style:family="text">
      <style:text-properties officeooo:rsid="013e366e"/>
    </style:style>
    <style:style style:name="T185" style:family="text">
      <style:text-properties officeooo:rsid="013fd4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he World </text:span><text:span text:style-name="T3">of </text:span><text:span text:style-name="T1">Programming </text:span><text:span text:style-name="T2">and Scripting</text:span><text:span text:style-name="T1"> </text:span><text:span text:style-name="T3">Magic</text:span><text:span text:style-name="T1">:</text:span> </text:p>
      <text:p text:style-name="P1"/>
      <text:p text:style-name="P4">Everything <text:span text:style-name="T16">a </text:span><text:span text:style-name="T34">Real </text:span><text:span text:style-name="T16">Video Gamer</text:span> </text:p>
      <text:p text:style-name="P4">Must Know <text:span text:style-name="T16">and More</text:span></text:p>
      <text:p text:style-name="P3"/>
      <text:p text:style-name="P3"/>
      <text:p text:style-name="P3"/>
      <text:p text:style-name="P3"/>
      <text:p text:style-name="P3"/>
      <text:p text:style-name="P3"/>
      <text:p text:style-name="P3"/>
      <text:p text:style-name="P3"/>
      <text:p text:style-name="P3"/>
      <text:p text:style-name="P131"><text:soft-page-break/>Table of Contents</text:p>
      <text:p text:style-name="P5"/>
      <text:p text:style-name="P5"/>
      <text:p text:style-name="P107">Opening with <text:span text:style-name="T169">six</text:span> magic acts</text:p>
      <text:p text:style-name="P24">-</text:p>
      <text:p text:style-name="P109">Keyboard shortcuts </text:p>
      <text:p text:style-name="P24">-</text:p>
      <text:p text:style-name="P70">Our first program: “<text:span text:style-name="T41">C++ being a hard language is a bunch of bologn</text:span><text:span text:style-name="T51">a</text:span><text:span text:style-name="T41">”, key C++ </text:span>instructions, do’s, and don’ts, <text:span text:style-name="T153">what it’s good for, what it’s </text:span><text:span text:style-name="T154">not good</text:span><text:span text:style-name="T153"> for</text:span></text:p>
      <text:p text:style-name="P21">-</text:p>
      <text:p text:style-name="P72">Our <text:span text:style-name="T156">first script</text:span>: <text:span text:style-name="T157">Batch scripting and automation to the rescue</text:span>, do’s, and don’ts, <text:span text:style-name="T153">what it’s good for, what it’s </text:span><text:span text:style-name="T154">not good</text:span><text:span text:style-name="T153"> for</text:span></text:p>
      <text:p text:style-name="P21"/>
      <text:p text:style-name="P71">Our <text:span text:style-name="T156">second script</text:span>: <text:span text:style-name="T43">The Python scripting language and the wages of convenience</text:span>, do’s, and don’ts, <text:span text:style-name="T153">what it’s good for, what it’s </text:span><text:span text:style-name="T154">not good</text:span><text:span text:style-name="T153"> for</text:span><text:span text:style-name="T43"> </text:span></text:p>
      <text:p text:style-name="P18">-</text:p>
      <text:p text:style-name="P71">Our <text:span text:style-name="T156">second</text:span> program: <text:span text:style-name="T43">Assembly </text:span><text:span text:style-name="T44">is easy to learn, but there are mountains to learn to become a god</text:span>, do’s, and don’ts, <text:span text:style-name="T153">what it’s good for, what it’s </text:span><text:span text:style-name="T154">not good</text:span><text:span text:style-name="T153"> for</text:span><text:span text:style-name="T44"> </text:span></text:p>
      <text:p text:style-name="P20">-</text:p>
      <text:p text:style-name="P71">Our <text:span text:style-name="T156">third</text:span> program: <text:span text:style-name="T158">Why we </text:span><text:span text:style-name="T155">still bother with a language as old as</text:span><text:span text:style-name="T66"> Lisp</text:span>, do’s, and don’ts, <text:span text:style-name="T153">what it’s good for, what it’s </text:span><text:span text:style-name="T154">not good</text:span><text:span text:style-name="T153"> for</text:span><text:span text:style-name="T66"> </text:span></text:p>
      <text:p text:style-name="P23">-</text:p>
      <text:p text:style-name="P108">Let’s break those applications! </text:p>
      <text:p text:style-name="P23">-</text:p>
      <text:p text:style-name="P7">Understanding the origins of <text:span text:style-name="T13">this</text:span> book</text:p>
      <text:p text:style-name="P22">-</text:p>
      <text:p text:style-name="P7"><text:span text:style-name="T13">T</text:span>he mission of <text:span text:style-name="T13">this</text:span> book: <text:span text:style-name="T16">Who is it for?</text:span></text:p>
      <text:p text:style-name="P22">-</text:p>
      <text:p text:style-name="P49">Navigating through the book <text:span text:style-name="T41">(it won’t be linear)</text:span></text:p>
      <text:p text:style-name="P25">-</text:p>
      <text:p text:style-name="P48"><text:span text:style-name="T98">C</text:span>ultivating a healthy attitude, <text:span text:style-name="T98">improving ways of learning,</text:span> <text:span text:style-name="T176">maturity and graduating from cool to great </text:span></text:p>
      <text:p text:style-name="P26">-</text:p>
      <text:p text:style-name="P110">My personal rules (which you are welcome to break) </text:p>
      <text:p text:style-name="P26">-</text:p>
      <text:p text:style-name="P73"/>
      <text:p text:style-name="P106">Fun fact: <text:span text:style-name="T60">Programming languages: </text:span>ALGOL 60, Simula, </text:p>
      <text:p text:style-name="P61">Personal battles (feat. special guests ADD and OCD) </text:p>
      <text:p text:style-name="P54">Frustrations: P<text:span text:style-name="T147">ain or p</text:span>unishment before reward </text:p>
      <text:p text:style-name="P54">Communities: Pricks, pedants, and <text:span text:style-name="T41">redefining yourself </text:span></text:p>
      <text:p text:style-name="P58">Research: Learning to cut the fat off the steak, <text:span text:style-name="T45">negotiating research time, and defining “too much” </text:span></text:p>
      <text:p text:style-name="P58">- <text:span text:style-name="T75">Tools: a powerful PC (preferably with Windows), Internet and YouTube</text:span></text:p>
      <text:p text:style-name="P74">-</text:p>
      <text:p text:style-name="P54"/>
      <text:p text:style-name="P87">Compiler: </text:p>
      <text:p text:style-name="P62">Warnings <text:span text:style-name="T39">(including a list of common warnings </text:span><text:span text:style-name="T65">or let the reader make one of their own</text:span><text:span text:style-name="T39">) </text:span></text:p>
      <text:p text:style-name="P59">Errors, <text:span text:style-name="T38">the </text:span><text:span text:style-name="T39">enemies you can see (including a list of common errors </text:span><text:span text:style-name="T65">or let the reader make one of their own</text:span><text:span text:style-name="T39">) </text:span></text:p>
      <text:p text:style-name="P54">Bugs, <text:span text:style-name="T39">the enemies you can’t see</text:span>: Fix them NOW!!! </text:p>
      <text:p text:style-name="P56"><text:soft-page-break/>Good programming practices: </text:p>
      <text:p text:style-name="P75">- list but don’t go in depth: Exception handling </text:p>
      <text:p text:style-name="P54">- Just because you can, doesn’t mean you should </text:p>
      <text:p text:style-name="P54">- If it ain’t broken, don’t fix it</text:p>
      <text:p text:style-name="P54">- … but if it’s limited, abstract it</text:p>
      <text:p text:style-name="P54">- If it’s repeated, automate it: loops and shell scripts</text:p>
      <text:p text:style-name="P57">- And if it’s slow, optimize it: Assembly and other means </text:p>
      <text:p text:style-name="P57">- <text:span text:style-name="T61">The controversy over “using namespace std;” </text:span></text:p>
      <text:p text:style-name="P57">- <text:span text:style-name="T62">Question of programming style: </text:span><text:span text:style-name="T61">Writing </text:span><text:span text:style-name="T62">reusable code – </text:span><text:span text:style-name="T63">should you do it? (</text:span><text:span text:style-name="T64">Expert - </text:span><text:span text:style-name="T63">Yes: you strive to write better code. </text:span><text:span text:style-name="T64">Beginner - </text:span><text:span text:style-name="T63">No: you’ll write better code in the future.) </text:span></text:p>
      <text:p text:style-name="P54"/>
      <text:p text:style-name="P78">A quick preparation for programming</text:p>
      <text:p text:style-name="P78"><text:span text:style-name="T48">Glossary #</text:span>: IDEs and compilers. </text:p>
      <text:p text:style-name="P11">-</text:p>
      <text:p text:style-name="P6"/>
      <text:p text:style-name="P68"/>
      <text:p text:style-name="P68">Fun facts </text:p>
      <text:p text:style-name="P68"><text:span text:style-name="T148">Important</text:span> technical <text:span text:style-name="T148">facts</text:span> </text:p>
      <text:p text:style-name="P64">Midpoints: Fun facts or <text:span text:style-name="T151">important</text:span> technical <text:span text:style-name="T149">facts</text:span>? <text:span text:style-name="T40">And why bother with hardware? </text:span></text:p>
      <text:p text:style-name="P86">Midpoints and key technical concepts will be iterated in the book, first time lightly and the second as need-to-know things. </text:p>
      <text:p text:style-name="P64">Does skipping a key technical concept come back to bite you in the ass? </text:p>
      <text:p text:style-name="P16">-</text:p>
      <text:p text:style-name="P82">When a desire to innovate becomes a rabbit-hole: building a language upon another language and reinventing the wheel</text:p>
      <text:p text:style-name="P16">-</text:p>
      <text:p text:style-name="P80"><text:span text:style-name="T48">G</text:span>lossary <text:span text:style-name="T48">#</text:span>: What’s in a computer? </text:p>
      <text:p text:style-name="P75"><text:span text:style-name="T38">W</text:span>hat a computer is, the <text:span text:style-name="T37">anatomy of a </text:span>computer, <text:span text:style-name="T47">BIOS, firm</text:span><text:span text:style-name="T48">w</text:span><text:span text:style-name="T47">are, drivers,</text:span><text:span text:style-name="T42"> </text:span>s<text:span text:style-name="T37">ystem architecture</text:span>s, </text:p>
      <text:p text:style-name="P79">What memory is, system memory (RAM), storage space, <text:span text:style-name="T46">HDDs, SSDs, </text:span>caches, <text:span text:style-name="T46">and I think that’s it </text:span></text:p>
      <text:p text:style-name="P83"><text:span text:style-name="T182">Midpoint: </text:span><text:span text:style-name="T56">Things you must know about RAM: the</text:span> heap, <text:span text:style-name="T56">the </text:span>stack, <text:span text:style-name="T56">and the supporting roles </text:span></text:p>
      <text:p text:style-name="P89"><text:span text:style-name="T183">Fun fact</text:span><text:span text:style-name="T58">: </text:span><text:span text:style-name="T76">W</text:span>hy garbage collection <text:span text:style-name="T183">will </text:span>matter <text:span text:style-name="T183">to you </text:span></text:p>
      <text:p text:style-name="P88"><text:span text:style-name="T58">Fun fact: </text:span><text:span text:style-name="T47">Compiled languages, interpreters, interpreted languages, misconceptions: Hey, some day you just might end up caring! </text:span><text:span text:style-name="T40"><text:s/></text:span></text:p>
      <text:p text:style-name="P68">OK, now you know (<text:span text:style-name="T57">or </text:span>remember) enough as a beginner so you don’t catch any heat </text:p>
      <text:p text:style-name="P12">-</text:p>
      <text:p text:style-name="P69"><text:span text:style-name="T47">What a compiler is: </text:span><text:span text:style-name="T48">Not your slave or your </text:span><text:span text:style-name="T47">secretary, </text:span><text:span text:style-name="T48">but your judge and your juror </text:span></text:p>
      <text:p text:style-name="P14">-</text:p>
      <text:p text:style-name="P81">Glossary <text:span text:style-name="T48">#</text:span>: IDE, SDK, API, specification, framework, library, <text:span text:style-name="T49">etc. </text:span></text:p>
      <text:p text:style-name="P15">-</text:p>
      <text:p text:style-name="P65">Best OS for dev: <text:span text:style-name="T40">S</text:span>o what if John Carmack likes Linux! </text:p>
      <text:p text:style-name="P8">-</text:p>
      <text:p text:style-name="P62">Best IDE for dev: The bloodsport between Visual Studio, … um, the Linux terminal, … and others</text:p>
      <text:p text:style-name="P8">-</text:p>
      <text:p text:style-name="P66">Best language: No such thing, <text:span text:style-name="T43">trade-offs, opinions, </text:span><text:span text:style-name="T160">and just giving you an answer </text:span></text:p>
      <text:p text:style-name="P9">-</text:p>
      <text:p text:style-name="P64">Best 3D graphics API for dev: Whatever happened to OpenGL, Vulkan’s lava is in your room, and other tales </text:p>
      <text:p text:style-name="P12">-</text:p>
      <text:p text:style-name="P92">A word on the problem-solving culture</text:p>
      <text:p text:style-name="P92"><text:soft-page-break/>A word on the <text:span text:style-name="T67">hacking</text:span> culture, <text:span text:style-name="T70">Doom portability to non-game devices, etc. - real programming magic</text:span></text:p>
      <text:p text:style-name="P91"/>
      <text:p text:style-name="P96"><text:span text:style-name="T152">Basic</text:span> C++ programming </text:p>
      <text:p text:style-name="P91"><text:span text:style-name="T152">Basic</text:span> Python scripting </text:p>
      <text:p text:style-name="P91"><text:span text:style-name="T152">Basic</text:span> Assembly programming <text:span text:style-name="T68">and </text:span>flavors </text:p>
      <text:p text:style-name="P91">- <text:span text:style-name="T152">A basic game loop</text:span></text:p>
      <text:p text:style-name="P91">- </text:p>
      <text:p text:style-name="P91"><text:span text:style-name="T152">Basic</text:span> <text:span text:style-name="T68">Lisp</text:span> programming <text:span text:style-name="T152">and </text:span><text:span text:style-name="T68">flavors </text:span></text:p>
      <text:p text:style-name="P75">More exciting programming vistas beyond “Hello, world!”</text:p>
      <text:p text:style-name="P19">-</text:p>
      <text:p text:style-name="P77">The Ultimate Timeline Fun Slide: <text:span text:style-name="T50">Just so you know where we stand and that we’ve come a long way </text:span></text:p>
      <text:p text:style-name="P13">-</text:p>
      <text:p text:style-name="P85">T </text:p>
      <text:p text:style-name="P17">-</text:p>
      <text:p text:style-name="P85">T </text:p>
      <text:p text:style-name="P17">-</text:p>
      <text:p text:style-name="P67">Linux: An introduction … if you care enough. </text:p>
      <text:p text:style-name="P8">-</text:p>
      <text:p text:style-name="P62">Game designers and networking people part ways right here </text:p>
      <text:p text:style-name="P8">-</text:p>
      <text:p text:style-name="P63">The reality of the game development cycle: AAA vs. indie </text:p>
      <text:p text:style-name="P47">The scope of your game determines the length of development: <text:span text:style-name="T58">design document and </text:span><text:span text:style-name="T38">goals both attainable and unattainable </text:span></text:p>
      <text:p text:style-name="P47">Deadlines</text:p>
      <text:p text:style-name="P10">-</text:p>
      <text:p text:style-name="P118">T</text:p>
      <text:p text:style-name="P27">-</text:p>
      <text:p text:style-name="P119">Further exposure: </text:p>
      <text:p text:style-name="P27">-</text:p>
      <text:p text:style-name="P125">The culture of Doom and Quake, editors, mods, etc. </text:p>
      <text:p text:style-name="P27">-</text:p>
      <text:p text:style-name="P10"/>
      <text:p text:style-name="P10"/>
      <text:p text:style-name="P133"/>
      <text:p text:style-name="P133"/>
      <text:p text:style-name="P133"/>
      <text:p text:style-name="P133"/>
      <text:p text:style-name="P133"/>
      <text:p text:style-name="P133"/>
      <text:p text:style-name="P133"/>
      <text:p text:style-name="P133"/>
      <text:p text:style-name="P133"/>
      <text:p text:style-name="P133"><text:soft-page-break/>Understand<text:span text:style-name="T13">ing</text:span> <text:span text:style-name="T13">the origins of this book</text:span></text:p>
      <text:p text:style-name="P132"/>
      <text:p text:style-name="P39"><text:span text:style-name="T5">“</text:span><text:span text:style-name="T4">Everyone must leave something behind when he dies, my grandfather said. A child or a book or a painting or a house or a wall built or a pair of shoes made. Or a garden planted. Something your hand touched some way so your soul has somewhere to go when you die, and when people look at that tree or that flower you planted, you're there.”</text:span> </text:p>
      <text:p text:style-name="P142"/>
      <text:p text:style-name="P39"><text:span text:style-name="T7"><text:tab/><text:tab/><text:tab/><text:tab/><text:tab/><text:tab/><text:tab/><text:tab/>- </text:span><text:span text:style-name="T8">Granger, “Fahrenheit 451” by Ray Bradbury </text:span></text:p>
      <text:p text:style-name="P28"><text:tab/></text:p>
      <text:p text:style-name="P28"/>
      <text:p text:style-name="P36"><text:tab/>It still holds that nothing lasts forever. <text:span text:style-name="T23">E</text:span>verything we create at some point <text:span text:style-name="T23">gets</text:span> wiped away, <text:span text:style-name="T23">like a work of art in the time of World War II,</text:span> or swept into obsolescence. <text:span text:style-name="T23">I</text:span>f that is the case, then why make anything at all? <text:span text:style-name="T23">Well, </text:span>we all have lives to live, and in our lives we all need to have something <text:span text:style-name="T18">special </text:span>to do; eating, drinking, working, sleeping, <text:span text:style-name="T18">and enjoying the world around us</text:span> do not make our lives special. <text:span text:style-name="T18">Subtract the riches of the world, and life is not even </text:span>worth living. <text:span text:style-name="T13">With that said, between making something and knowing that it will not last for eternity, you as a creator should feel compelled </text:span><text:span text:style-name="T18">to inspire. Inspire us to look into the future. Inspire us to grow us a culture. Inspire us to innovate. This can only be accomplished through contribution of ideas and work in technical or artistic ways</text:span>. <text:span text:style-name="T18">I am talking of perpetuation of life here, and t</text:span>his book is mainly for those who are determined to <text:span text:style-name="T18">pass on inspiration, to keep the momentum of cultural growth going</text:span>; <text:span text:style-name="T13">it is </text:span>for those who are comfortable with the idea of marrying themselves <text:span text:style-name="T19">to</text:span> their work; for those who seek to not just finish projects, but to accomplish big things in their lives in the most efficient of ways. <text:span text:style-name="T35">And yeah, sure, there may still be a legion of people thinking that video games are not an art form but rather a waste of human potential. Games do not feed us or shelter us or heal us. But they do give us something special to do and, given the right circumstances, they do enable us to develop and display some kind of prowess, whether it’s resource management, team management, teamwork, strategic completion of objectives, etc. They allow us to take a break, to forget for a while, or to re-think. They allow us to escape. Aside from the fact that they did give rise to a multi-billion-dollar industry, games helped transcend the notion of human usefulness. </text:span></text:p>
      <text:p text:style-name="P29"><text:tab/>To understand why this book was written the way it was one has to understand where its writer comes from. I had the fortune of having been born <text:span text:style-name="T23">and raised </text:span>in St.-Petersburg, Russia, a city with a cultural heritage defined in part by the designs of some of its buildings. (The said city <text:span text:style-name="T13">also</text:span> carried its fair share of misfortunes for denizens like me, but that’s beside the point.) Guys like Andrey Voronikhin and Domenico Trezzini were in charge of <text:span text:style-name="T13">realizing (and maybe even borrowing, haha!) </text:span>some of the most sumptuous ideas conceived for <text:span text:style-name="T9">the</text:span> metropolitan city. <text:span text:style-name="T9">There is plenty of inspiration for one to come up with ideas for another world, an imagined system. </text:span></text:p>
      <text:p text:style-name="P36"><text:span text:style-name="T9"><text:tab/>On top of that, growing up in St.-Petersburg, I was playing a laundry list of video games. The 1000 card game. Russian “Wheel Of Fortune” in DOS. Russian “Who Wants to be a Millionaire” in Windows. Winter Olympics DOS games. </text:span><text:span text:style-name="T23">Super Mario Bros 3 for DOS. </text:span><text:span text:style-name="T52">Knights and Merchants. </text:span><text:span text:style-name="T9">The Need for Speed. Need for Speed II. Age of Empires. Age of Empires II. Heavy Gear. The Longest Journey. Harry Potter and the Philosopher's </text:span><text:span text:style-name="T23">Stone. </text:span><text:span text:style-name="T9">Commander Keen </text:span><text:span text:style-name="T53">6</text:span><text:span text:style-name="T9">. </text:span><text:span text:style-name="T24">Prehistorik 2. Titus the Fox. Aladdin. Duke Nukem 1 </text:span><text:span text:style-name="T59">and 2</text:span><text:span text:style-name="T24">. Supaplex. </text:span><text:span text:style-name="T9">Wolfenstein 3D. </text:span><text:span text:style-name="T10">Doom. </text:span><text:span text:style-name="T24">Heretic. Hexen. Hexen II: Beyond Heretic.</text:span><text:span text:style-name="T10"> </text:span><text:span text:style-name="T11">Disciples: Sacred Lands. </text:span><text:span text:style-name="T13">Fallout. </text:span><text:span text:style-name="T24">Interstate ‘76: Nitro Pack. Grand Theft Auto 1 and 2. </text:span><text:span text:style-name="T23">E</text:span><text:span text:style-name="T11">ven Bridge to English games designed for Russian speakers to learn English the fun way </text:span><text:span text:style-name="T23">and the Mavis Beacon Teaches Typing games for developing typing speed</text:span><text:span text:style-name="T11">. </text:span><text:span text:style-name="T9">Hours of playing Milton Bradley Hasbro Games – Parcheesi, Pente, Racko, Gin Rummy, Spades, etc. – </text:span><text:span text:style-name="T23">turned my eyes red </text:span><text:span text:style-name="T54">(not good for an eight-year-old)</text:span><text:span text:style-name="T9">. Endlessly playing Micro Machines ultimately ga</text:span><text:span text:style-name="T11">v</text:span><text:span text:style-name="T9">e me a brain-splitting headache. </text:span><text:span text:style-name="T10">One night I </text:span><text:span text:style-name="T11">came off being</text:span><text:span text:style-name="T10"> so pathetic when I bemoaned not having Quake on our household’s PC. And still </text:span><text:soft-page-break/><text:span text:style-name="T10">to this day I swear by Blood as being the most fun first-person shooter ever made. </text:span><text:span text:style-name="T35">And t</text:span><text:span text:style-name="T11">hings went even farther when I </text:span><text:span text:style-name="T13">started watching episodes</text:span><text:span text:style-name="T11"> of the Russian TV show </text:span><text:span text:style-name="T35">with its own</text:span><text:span text:style-name="T13"> video game contests</text:span><text:span text:style-name="T11">, Igrodrom (Game-O-Drome). That is where I saw Mortal Kombat 4 </text:span><text:span text:style-name="T54">for the first time </text:span><text:span text:style-name="T35">and learned about the franchise</text:span><text:span text:style-name="T11">. I got spoiled. </text:span></text:p>
      <text:p text:style-name="P42"><text:tab/>Then I got rotten. It got to a point where illegally downloaded copies of video games, mostly MS-DOS, came to inhabit the PC in my apartment. This further solidified who I was – a fan, a gamer, but also a scoundrel. <text:span text:style-name="T23">Like a true addict, I would wait for two hours for my PC to finish downloading </text:span><text:span text:style-name="T54">all 36MB</text:span><text:span text:style-name="T23"> </text:span><text:span text:style-name="T54">of </text:span><text:span text:style-name="T23">Duke Nukem 3D </text:span><text:span text:style-name="T24">via dial-up connection</text:span><text:span text:style-name="T23">. </text:span><text:span text:style-name="T13">Hey, w</text:span><text:span text:style-name="T9">hatever kept the kid busy and staying out of trouble </text:span><text:span text:style-name="T13">on the streets!</text:span><text:span text:style-name="T9"> </text:span><text:span text:style-name="T12">(</text:span><text:span text:style-name="T9">It could also be true that those games contributed to my asocial side, but I don’t think it’s the worst.</text:span><text:span text:style-name="T12">) </text:span></text:p>
      <text:p text:style-name="P33"><text:span text:style-name="T11"><text:tab/></text:span><text:span text:style-name="T26">A</text:span><text:span text:style-name="T11">s though God figured that that wasn’t enough, </text:span><text:span text:style-name="T35">my best buds and my mom would bring me over to</text:span><text:span text:style-name="T11"> </text:span><text:span text:style-name="T54">different </text:span><text:span text:style-name="T11">video game clubs. </text:span><text:span text:style-name="T35">There young dudes would spend time mutilating each other in</text:span><text:span text:style-name="T11"> Quake III Arena. </text:span><text:span text:style-name="T12">Some of those</text:span><text:span text:style-name="T11"> who played Half-Life: Counter-Strike would shamelessly cheat from the get-go while the </text:span><text:span text:style-name="T12">others </text:span><text:span text:style-name="T11">would get quickly annoyed, but one thing remained constant: I sucked at teamwork and was being called lame repeatedly. Then there were the other games, StarCraft and Half-Life – classic titles that I would personally come to love for their design, feel, and storytelling. </text:span><text:span text:style-name="T10">Then my former </text:span><text:span text:style-name="T11">school</text:span><text:span text:style-name="T10">mates and I made it a habit to go to one of our’s apartments to play other games. Age of Mythology was captivating. Just the </text:span><text:span text:style-name="T13">user interface</text:span><text:span text:style-name="T10"> in Diablo II alone blew my mind; I did not know a game could look </text:span><text:span text:style-name="T15">like that</text:span><text:span text:style-name="T10">, </text:span><text:span text:style-name="T35">and so it</text:span><text:span text:style-name="T10"> became my new drug. Then I got a taste of Heroes of Might and Magic III and IV; </text:span><text:span text:style-name="T12">the n</text:span><text:span text:style-name="T10">ext thing I knew, I wanted a fix of the new stuff, </text:span><text:span text:style-name="T24">games I bought with my lunch money</text:span><text:span text:style-name="T10">. </text:span><text:span text:style-name="T12">(Oddly enough, this later spilled over to the first two chapters in the series, which, unlike the </text:span><text:span text:style-name="T54">other two</text:span><text:span text:style-name="T12">, </text:span><text:span text:style-name="T24">are</text:span><text:span text:style-name="T12"> in DOS.) </text:span></text:p>
      <text:p text:style-name="P46"><text:tab/>As would be expected from a kid like that, I <text:span text:style-name="T20">did show</text:span> interest in game design and development. I cannot really say that I went any further than crafting what looked like a sketch of a UI for an Age of Empires II clone. And as eager as I was to learn how games were made, envisioning tapping into files and tweaking a few things, playing God, I could not figure out how to do it without messing up a game’s build by removing a file. So I turned to some reading material. I did not get far <text:span text:style-name="T24">with a</text:span> boring book the name of which I do not remember by an author whose name I do not remember, all the while believing that you could directly manipulate an executable or any other game-related file to change something in a program. It was just a matter of time before I would realize and accept the fact that this is not how things work. Then there were a few brief mentions of programming languages like Pascal and Fortran in another book that was much too tiny to learn a lot from. It did not even occur to my dumb, juvenile former self to do things like research, especially when I did all my hunting on a <text:span text:style-name="T24">device</text:span> replete with games and the access to more games, so it was impossible to not get distracted. And this is also probably because I did not know what programming was in the first place. I was not interested in following a syntax; I wanted to make or change a game at the fundamental level, to be a master of graphics, to put colors and elements on the screen <text:span text:style-name="T24">with</text:span> designs <text:span text:style-name="T24">to </text:span>my liking. <text:span text:style-name="T24">T</text:span>his was years before I learned what Assembly <text:span text:style-name="T54">really is and what it </text:span><text:span text:style-name="T24">exactly </text:span>does, which is just about as close as it gets to the hot touch of zeros and ones, to playing God and <text:span text:style-name="T54">making </text:span>games <text:span text:style-name="T54">from the ground up</text:span>. <text:span text:style-name="T54">It just </text:span><text:span text:style-name="T19">did not occur to me that I could propel my own growth </text:span><text:span text:style-name="T20">with the might of the Internet</text:span><text:span text:style-name="T19">, so </text:span><text:span text:style-name="T24">eventually </text:span><text:span text:style-name="T19">I</text:span> gave up <text:span text:style-name="T33">on</text:span> hacking <text:span text:style-name="T24">anything</text:span>. </text:p>
      <text:p text:style-name="P43"><text:tab/><text:span text:style-name="T13">Just a few days short of my fifteenth birthday, my mother and I permanently moved in with </text:span><text:span text:style-name="T54">her fiancee – an American</text:span><text:span text:style-name="T13"> owner of an oil recycling company in Sparks, a sister town sitting right northeast of Reno, Nevada in the southern pocket of Washoe County where the state kisses California at Lake Tahoe. Talk about a hot and boring place. And although I started off well with grades, spending an inordinate amount of time playing World of Warcraft – getting ahead of my stepbrother and moving up to level 60 like crazy (which was the maximum at the time, circa 2007) – was certainly cutting into my academic progress in English and biology classes. </text:span></text:p>
      <text:p text:style-name="P42"/>
      <text:p text:style-name="P42"><text:soft-page-break/></text:p>
      <text:p text:style-name="P39"><text:span text:style-name="T6">“</text:span><text:span text:style-name="T7">Medicine is my lawful wife, and literature is my mistress.”</text:span></text:p>
      <text:p text:style-name="P142"/>
      <text:p text:style-name="P39"><text:span text:style-name="T7"><text:tab/><text:tab/><text:tab/><text:tab/><text:tab/><text:tab/><text:tab/><text:tab/><text:tab/>- </text:span><text:span text:style-name="T8">Anton Chekhov</text:span></text:p>
      <text:p text:style-name="P42"/>
      <text:p text:style-name="P42"/>
      <text:p text:style-name="P44"><text:tab/><text:span text:style-name="T16">Upon n</text:span><text:span text:style-name="T13">oticing that I had a serious inclination towards computers and trying to pick the right college for me to go to, </text:span><text:span text:style-name="T16">my mother and stepfather</text:span><text:span text:style-name="T13"> figured that we could only afford going local. So I went to Truckee Meadows Community College, earning an Associate’s Degree in Computer Science, and then to the University of Nevada-Reno, where I “earned” my Bachelor’s Degree in Computer Science and Engineering. The double quotes are there because I still firmly believe I was “pushed”, seeing that I was not doing well in some of the classes, which must have seriously hurt my GPA. </text:span><text:span text:style-name="T54">And</text:span><text:span text:style-name="T13"> I wish I could say my time in those places was satisfyingly educational, but where do you think would one’s head have to be to think that it is a good idea to work three flexible part-time jobs and take classes that step on each other’s toes with all the homework? </text:span></text:p>
      <text:p text:style-name="P45"><text:span text:style-name="T13"><text:tab/>The punishing </text:span><text:span text:style-name="T25">and self-</text:span><text:span text:style-name="T13">conflict</text:span><text:span text:style-name="T25">ing </text:span><text:span text:style-name="T13">workload </text:span><text:span text:style-name="T30">of TMCC and UNR </text:span><text:span text:style-name="T13">effectively diluted the meaning and the value of my educational experiences through all those years. I do not recall having time to study and understand templates in C++. My right hand would often cramp from taking notes during CS282 games and simulation physics classes as my brain and mouth would work to give good answers to easy math questions, resulting in very little understanding of the 3D graphics pipeline. Hell, I did not even know what a pipeline was. </text:span><text:span text:style-name="T30">Is it a program? Is it a concept? </text:span><text:span text:style-name="T13">I do not </text:span><text:span text:style-name="T25">even </text:span><text:span text:style-name="T13">recall having the time to think about </text:span><text:span text:style-name="T25">the question</text:span><text:span text:style-name="T13"> or write it down or ask </text:span><text:span text:style-name="T25">it</text:span><text:span text:style-name="T13"> while the instructor was talking. </text:span><text:span text:style-name="T30">For the computer graphics course, on our road to completing our </text:span><text:span text:style-name="T54">vritual </text:span><text:span text:style-name="T33">3D Maze and </text:span><text:span text:style-name="T30">Air Hockey projects, it took several days for the entire class to figure out how to install and run ASSIMP </text:span><text:span text:style-name="T33">(Open ASSet IMPort library for</text:span><text:span text:style-name="T30"> texturing objects</text:span><text:span text:style-name="T54">)</text:span><text:span text:style-name="T30">. </text:span><text:span text:style-name="T31">To add to the insult, on the last day of class our instructor </text:span><text:span text:style-name="T33">showed us a video clip of a dude somehow fiddling around with a sheet of white light “within his own physical space” </text:span><text:span text:style-name="T54">in the video</text:span><text:span text:style-name="T33">. There was a lot of twisting and turning, expanding and shrinking, some more </text:span><text:span text:style-name="T54">twisting, turning, expanding, and shrinking</text:span><text:span text:style-name="T33">, a display of light saber action, unnecessary choreography, and some other moves. Then the video ends and the big man turns to us and asks us something to the effect of “Can you make that happen now?” I was very confused, and I believe we all heard the veritable pin drop while trying to fathom what he just said. The first thing that quickly came to my mind was “Are you fucking shitting me?! We did not have a dude fucking with a collapsible sheet of white light doing pirouettes!” </text:span><text:span text:style-name="T54">Then I heard only a few yes’s rolling in, but they weren’t quick, unanimous, or confident. </text:span></text:p>
      <text:p text:style-name="P45"><text:span text:style-name="T13"><text:tab/></text:span><text:span text:style-name="T33">Though I did learn to appreciate the need for algorithm analysis, other courses did not prove to be quite as useful. They offered</text:span><text:span text:style-name="T13"> a great deal of talking. </text:span><text:span text:style-name="T33">Extensive lectures were given</text:span><text:span text:style-name="T13"> about </text:span><text:span text:style-name="T33">network </text:span><text:span text:style-name="T13">packets;</text:span><text:span text:style-name="T30"> something was said </text:span><text:span text:style-name="T13">about strong typing, weak typing, </text:span><text:span text:style-name="T30">and garbage collection; </text:span><text:span text:style-name="T33">and we had to get our heads around but never </text:span><text:span text:style-name="T55">get our hands dirty with</text:span><text:span text:style-name="T33"> Chomsky normal forms. A</text:span><text:span text:style-name="T13">ll I wanted to do was make a video game </text:span><text:span text:style-name="T33">or at least have a practical walk-through while getting </text:span><text:span text:style-name="T55">some hands-on experience</text:span><text:span text:style-name="T13">. </text:span><text:span text:style-name="T31">For the data structures course we spent a couple of classes going over hashing and hash tables and never got to play around with them. Nothing regarding sorting or the different types of trees stayed with me because the only reason to retain this so-called knowledge was to pass the exam</text:span><text:span text:style-name="T55">s</text:span><text:span text:style-name="T31">. </text:span><text:span text:style-name="T13">You had to surf these waves that you were not in charge of, and if you fell, you would take away much less than you were expected </text:span><text:span text:style-name="T25">to</text:span><text:span text:style-name="T13">, leaving you with </text:span><text:span text:style-name="T30">perusing your notebook and trying to understand how any of this would fit into a game development process, or </text:span><text:span text:style-name="T13">taking all your questions to the instructor’s teaching assistant. Oh, and by the way, if you stumbled into at least one technical hindrance you could not overcome yourself while putting together a simulation, that would also have to go to the TA </text:span><text:span text:style-name="T25">whenever</text:span><text:span text:style-name="T13"> he even had the time. It was either that or visiting places like StackOverflow or any of those StackExchange websites, communities that used to be much more welcoming and supportive at a time </text:span><text:soft-page-break/><text:span text:style-name="T13">when you could ask just about any question. </text:span><text:span text:style-name="T33">Conceptual questions are easy to present, but if it’s something technical, all you have to do is state your objective in terms of what operating system, IDE, API, and other tools you are using as well as what language you are writing code in and show a reasonably sized chunk where you believe you are having a problem</text:span><text:span text:style-name="T13">. Sadly, those platforms are now littered with duplicate entries and vaguely formulated inquiries, and even if you do post an ostensibly well thought-out question, there is still a chance that they will redirect you to something you should have learned long before or just outright reprimand you for not doing extensive enough research, only amounting to the ever-snowballing frustration. (This is why I will capitalize on </text:span><text:span text:style-name="T33">the </text:span><text:span text:style-name="T13">more streamlined learning in this book.) </text:span><text:span text:style-name="T32">The whole experience </text:span><text:span text:style-name="T33">with</text:span><text:span text:style-name="T32"> UNR left me </text:span><text:span text:style-name="T33">embittered with formal education and </text:span><text:span text:style-name="T32">convinced that their policy was this: Remember all of the material or at least just pass the exam</text:span><text:span text:style-name="T33">s</text:span><text:span text:style-name="T32">. And if you cannot complete the projects, then maybe you are just not cut out for it. </text:span></text:p>
      <text:p text:style-name="P42"><text:span text:style-name="T13"><text:tab/>A year or two after my </text:span><text:span text:style-name="T33">sketchy </text:span><text:span text:style-name="T13">graduation from UNR and the botched internship at Bally Technologies, a company that specializes in construction of slot machines and development of slot machine games and systems, </text:span><text:span text:style-name="T30">I found out</text:span><text:span text:style-name="T13"> through various sources on the Internet, including YouTube websites, that spending close to 80 hours a week </text:span><text:span text:style-name="T25">of </text:span><text:span text:style-name="T13">working on code is considered </text:span><text:span text:style-name="T14">de rigueur</text:span><text:span text:style-name="T13"> in the life of every game developer. … Huh! I wish that was in the brochure. I thought that was absolutely nuts. This exemplifies words like “unforgiving”. This is just no way to live. Is there a moment in your life when you actually take a break? I thought there would be nothing wrong with sneering at anyone who would choose such a grueling lifestyle where recurring frustration replaces lighter moments. With the confidence in my skills shattered, I felt I was finished with programming and even scripting; this “burning building” nonsense was just not for me. And yet, after all these years of working odd jobs, all the while figuring myself out in Northern Nevada, Florida, Southern California, and Western New York, and spending years accomplishing nothing while living in an apartment in Los Angeles, I came to the conclusion that my current “wife” </text:span><text:span text:style-name="T25">of a job working in a Guitar Center store</text:span><text:span text:style-name="T13"> is nothing to be fond of, that the closest thing</text:span><text:span text:style-name="T35">s</text:span><text:span text:style-name="T13"> I had to a “mistress” were making music and video games, that I have </text:span><text:span text:style-name="T35">not </text:span><text:span text:style-name="T13">developed </text:span><text:span text:style-name="T35">any </text:span><text:span text:style-name="T13">special strengths, and that I have never finished anything big or significant. </text:span><text:span text:style-name="T33">It was time</text:span><text:span text:style-name="T13"> to change that. </text:span></text:p>
      <text:p text:style-name="P34"><text:span text:style-name="T9"><text:tab/></text:span><text:span text:style-name="T11">Those </text:span><text:span text:style-name="T12">are</text:span><text:span text:style-name="T11"> my origins. </text:span><text:span text:style-name="T13">And now, </text:span><text:span text:style-name="T33">after spending years rethinking my relationship with programming, re-evaluating what tools and resources I would actually need for certain projects, doing some independent work and research, I have put</text:span><text:span text:style-name="T13"> together some of the things that I want to share with you, things I wish I learned as a child growing up in St.-Petersburg, as a teenager growing up in Washoe County, and as an adult who managed to waste all of that time working boring jobs and playing games instead. (I do realize the irony of addiction, although I do see that a lot of us addicts know how to work with it, nudge-nudge, wink-wink.) </text:span></text:p>
      <text:p text:style-name="P30"/>
      <text:p text:style-name="P30"/>
      <text:p text:style-name="P30"/>
      <text:p text:style-name="P134"><text:span text:style-name="T13">The mission of this book: </text:span><text:span text:style-name="T16">Who is it for?</text:span></text:p>
      <text:p text:style-name="P30"/>
      <text:p text:style-name="P31"><text:tab/><text:span text:style-name="T17">Are you ready </text:span><text:span text:style-name="T20">to </text:span><text:span text:style-name="T19">create something inspirational? </text:span><text:span text:style-name="T34">Do you see yourself as a useful person learning useful things? </text:span><text:span text:style-name="T20">Do you have innovative ideas for computer science, computer engineering, or video game development? </text:span><text:span text:style-name="T25">Do you even believe there is room for innovation left? </text:span><text:span text:style-name="T19">Are you ready </text:span><text:span text:style-name="T16">to breathe great meaning </text:span><text:span text:style-name="T19">in</text:span><text:span text:style-name="T16">to life </text:span><text:span text:style-name="T19">with</text:span><text:span text:style-name="T16"> programming? </text:span><text:span text:style-name="T19">Would you like to grow </text:span><text:span text:style-name="T25">great</text:span><text:span text:style-name="T19"> enough acumen so that you can learn from and contribute to </text:span><text:span text:style-name="T25">a </text:span><text:span text:style-name="T19">conversation with a </text:span><text:span text:style-name="T16">AAA or indie game developer </text:span><text:span text:style-name="T19">without getting</text:span><text:span text:style-name="T16"> lost? </text:span><text:span text:style-name="T20">Do you still wonder how to think and write like a good programmer? Do you want to cultivate a proactive, levelheaded attitude towards the practice of programming? </text:span><text:span text:style-name="T19">Do you want to be able to tell an API from a framework like you </text:span><text:span text:style-name="T25">can</text:span><text:span text:style-name="T19"> tell </text:span><text:span text:style-name="T20">your</text:span><text:span text:style-name="T19"> head from </text:span><text:span text:style-name="T20">your</text:span><text:span text:style-name="T19"> ass? Or are you </text:span><text:span text:style-name="T20">just</text:span><text:span text:style-name="T19"> looking </text:span><text:soft-page-break/><text:span text:style-name="T19">to have </text:span><text:span text:style-name="T20">some </text:span><text:span text:style-name="T19">fun with the dark arts of programming? Did I write this book so that I could also organize my own thoughts? If the answer to any of these questions is yes, then </text:span><text:span text:style-name="T20">do </text:span><text:span text:style-name="T19">proceed forward boldly. </text:span></text:p>
      <text:p text:style-name="P32"/>
      <text:p text:style-name="P51"/>
      <text:p text:style-name="P52"/>
      <text:p text:style-name="P135"><text:span text:style-name="T28">Navigating through the book,</text:span> <text:span text:style-name="T16">cultivat</text:span><text:span text:style-name="T25">ing a</text:span><text:span text:style-name="T16"> healthy attitude,</text:span> <text:span text:style-name="T16">and </text:span><text:span text:style-name="T20">letting</text:span><text:span text:style-name="T16"> maturity set in </text:span></text:p>
      <text:p text:style-name="P50"/>
      <text:p text:style-name="P36"><text:span text:style-name="T20"><text:tab/>Before we do, I would like to ask of </text:span><text:span text:style-name="T21">you one thing. Please take your time to fully understand whatever comes into your focus from this book. </text:span><text:span text:style-name="T22">If you feel that something is missing and is desperately needed to complete your understanding of something, take the initiative to look it up on the Internet or via some reading material. Put </text:span><text:span text:style-name="T21">your mind to rewarding</text:span><text:span text:style-name="T20"> yourselves </text:span><text:span text:style-name="T25">through learning the key concepts you are after </text:span><text:span text:style-name="T20">and completing projects quickly and efficiently so that you get to see the fruits of your hard work. Once you adopt this kind of proactive attitude, the world is your oyster. </text:span><text:span text:style-name="T21">With this book, y</text:span><text:span text:style-name="T16">ou get to be in the driver’s seat. </text:span><text:span text:style-name="T28">You are in charge of developing a way with a language or a tool. </text:span><text:span text:style-name="T20">You get to decide what to learn at any given moment. </text:span><text:span text:style-name="T16">You get to decide who to be – a lord of graphics, </text:span><text:span text:style-name="T25">a </text:span><text:span text:style-name="T16">grand designer, </text:span><text:span text:style-name="T25">a </text:span><text:span text:style-name="T16">code optimizer, </text:span><text:span text:style-name="T21">or something else</text:span><text:span text:style-name="T16">. You set the objectives and make your deadlines. You get to fast-forward and rewind. Last but not least, you put in the work. I will educate you to the best of my ability </text:span><text:span text:style-name="T21">and in the kindest way I can</text:span><text:span text:style-name="T16">, point out some helpful things, </text:span><text:span text:style-name="T25">put up some </text:span><text:span text:style-name="T16">warning signs you may not be aware of, </text:span><text:span text:style-name="T25">and </text:span><text:span text:style-name="T21">maybe even pitch in some </text:span><text:span text:style-name="T34">additional insight in the form of technical explanations, fun facts, and </text:span><text:span text:style-name="T21">opinions, but know that this book is exclusively for those who are looking to do all the learning and coding. </text:span></text:p>
      <text:p text:style-name="P36"><text:tab/><text:span text:style-name="T77">Now, what should a student’s attitude be like when learning programming? What are some of the rules one must follow? Well, here are some of </text:span><text:span text:style-name="T98">Papa Andrew’s</text:span><text:span text:style-name="T77"> most important rules that pretty much define the flow of sharp learning for </text:span><text:span text:style-name="T145">me as a</text:span><text:span text:style-name="T77"> programmer: </text:span></text:p>
      <text:p text:style-name="P36"/>
      <text:p text:style-name="P36"/>
      <text:p text:style-name="P40">----------------------------------------------------------</text:p>
      <text:p text:style-name="P40"/>
      <text:p text:style-name="P129"/>
      <text:p text:style-name="P117"><text:span text:style-name="T88">I</text:span><text:span text:style-name="T79">. </text:span><text:span text:style-name="T78">Never stop coding. Never stop learning. </text:span><text:span text:style-name="T89">Keep it fun</text:span><text:span text:style-name="T78">. </text:span><text:span text:style-name="T101">That way all </text:span><text:span text:style-name="T132">that experience and the potential solutions to </text:span><text:span text:style-name="T101">those warnings, errors, bugs, </text:span><text:span text:style-name="T132">and other problems</text:span><text:span text:style-name="T101"> will sit well in your head and stay with you for a long time</text:span><text:span text:style-name="T132">.</text:span><text:span text:style-name="T101"> </text:span>Programming is a commitment, and <text:span text:style-name="T175">if you stop practicing for an indefinite amount of time, you’ll forget things. T</text:span>here is no point in learning <text:span text:style-name="T143">anything in the lore of programming</text:span> if it ends up being flushed down the toilet of memory recess<text:span text:style-name="T144">es</text:span>. <text:span text:style-name="T99">Never stop coding. Never stop learning. </text:span><text:span text:style-name="T102">Otherwise, put this book down and learn to play the guitar or anything else that doesn’t have </text:span><text:span text:style-name="T103">a thing</text:span><text:span text:style-name="T102"> to do with war or politics.</text:span></text:p>
      <text:p text:style-name="P126"/>
      <text:p text:style-name="P111"><text:span text:style-name="T78">II. Improvise your own helpful tools. </text:span><text:span text:style-name="T99">I personally have a whole wall of cheat sheets with tips, tricks, charts, and certain tokens </text:span><text:span text:style-name="T135">and operations </text:span><text:span text:style-name="T99">that I tend to forget, as well as a whiteboard </text:span><text:span text:style-name="T133">for </text:span><text:span text:style-name="T134">throwing on, organizing, and clarifying my thoughts and ideas</text:span><text:span text:style-name="T99">. </text:span></text:p>
      <text:p text:style-name="P126"/>
      <text:p text:style-name="P115"><text:span text:style-name="T93">I</text:span><text:span text:style-name="T95">I</text:span><text:span text:style-name="T78">I. </text:span><text:span text:style-name="T94">Start</text:span><text:span text:style-name="T78"> </text:span><text:span text:style-name="T94">your programs</text:span><text:span text:style-name="T78"> </text:span><text:span text:style-name="T94">off </text:span><text:span text:style-name="T78">small </text:span><text:span text:style-name="T94">and keep them small</text:span><text:span text:style-name="T78">. </text:span><text:span text:style-name="T102">W</text:span><text:span text:style-name="T99">henever you learn to use something new, start with using it in a super-small project that proves that new thing’s usefulness. </text:span><text:span text:style-name="T128">There’s no need in wasting time on over-inflating it.</text:span></text:p>
      <text:p text:style-name="P128"/>
      <text:p text:style-name="P116"><text:soft-page-break/><text:span text:style-name="T94">I</text:span><text:span text:style-name="T78">V. Don’t </text:span><text:span text:style-name="T96">get frustrated</text:span><text:span text:style-name="T78"> </text:span><text:span text:style-name="T96">if you don’t get the output you were promised</text:span><text:span text:style-name="T78">.</text:span><text:span text:style-name="T99"> </text:span><text:span text:style-name="T130">Promises are promises. </text:span><text:span text:style-name="T129">If somebody provides you with code for creating a window </text:span><text:span text:style-name="T130">in an OS and congratulates you on making your first window and you can’t get the code to work, </text:span><text:span text:style-name="T131">a</text:span><text:span text:style-name="T129">ll it really means is that somebody changed something. </text:span><text:span text:style-name="T131">Software ages. Language </text:span><text:span text:style-name="T136">versions</text:span><text:span text:style-name="T131"> age. People update things </text:span><text:span text:style-name="T136">like languages, IDEs, etc</text:span><text:span text:style-name="T131">. </text:span></text:p>
      <text:p text:style-name="P126"/>
      <text:p text:style-name="P100"><text:span text:style-name="T93">V</text:span><text:span text:style-name="T80">. </text:span><text:span text:style-name="T81">F</text:span><text:span text:style-name="T78">ind </text:span><text:span text:style-name="T85">the best solution or </text:span><text:span text:style-name="T78">a </text:span><text:span text:style-name="T82">solution </text:span><text:span text:style-name="T83">that</text:span><text:span text:style-name="T78"> </text:span><text:span text:style-name="T86">just </text:span><text:span text:style-name="T78">works. </text:span><text:span text:style-name="T99">Some solutions are better than others. </text:span><text:span text:style-name="T118">Some chunks of code look like or </text:span><text:span text:style-name="T119">are </text:span><text:span text:style-name="T118">passed as solutions but turn out to have errors. </text:span><text:span text:style-name="T120">So find a solution that works. </text:span><text:span text:style-name="T113">Better yet, see if you can find that lean, cost-effective solution that works best and see if you can make it </text:span><text:span text:style-name="T114">even </text:span><text:span text:style-name="T113">better</text:span><text:span text:style-name="T99">.</text:span></text:p>
      <text:p text:style-name="P127"/>
      <text:p text:style-name="P101"><text:span text:style-name="T93">V</text:span><text:span text:style-name="T97">I</text:span><text:span text:style-name="T78">. If </text:span><text:span text:style-name="T84">something is</text:span><text:span text:style-name="T78"> boring, find an alternative. </text:span><text:span text:style-name="T99">If it’s boring, then it’s because you can’t recognize its usefulness. </text:span><text:span text:style-name="T111">Programmers love </text:span><text:span text:style-name="T112">useful</text:span><text:span text:style-name="T111"> things </text:span><text:span text:style-name="T115">because</text:span><text:span text:style-name="T111"> usefulness is cool. </text:span></text:p>
      <text:p text:style-name="P36"/>
      <text:p text:style-name="P143"><text:span text:style-name="T146">V</text:span><text:span text:style-name="T174">II</text:span><text:span text:style-name="T77">. </text:span><text:span text:style-name="T139">F</text:span><text:span text:style-name="T98">igure out </text:span><text:span text:style-name="T140">your</text:span><text:span text:style-name="T98"> effective </text:span><text:span text:style-name="T139">approach</text:span><text:span text:style-name="T98"> to understand</text:span><text:span text:style-name="T139">ing</text:span><text:span text:style-name="T98"> </text:span><text:span text:style-name="T139">all problems </text:span><text:span text:style-name="T142">in general</text:span><text:span text:style-name="T98"> and </text:span><text:span text:style-name="T141">your</text:span><text:span text:style-name="T98"> effective </text:span><text:span text:style-name="T139">approach</text:span><text:span text:style-name="T98"> to solv</text:span><text:span text:style-name="T139">ing them</text:span><text:span text:style-name="T98"> </text:span><text:span text:style-name="T138">with minimum pain. </text:span><text:span text:style-name="T100">As you learn to complete an objective of some type for another, you will </text:span><text:span text:style-name="T116">also</text:span><text:span text:style-name="T100"> have to learn to </text:span><text:span text:style-name="T104">resolve </text:span><text:span text:style-name="T117">every </text:span><text:span text:style-name="T100">warning, error, and bug </text:span><text:span text:style-name="T117">that comes your way</text:span><text:span text:style-name="T100">. </text:span></text:p>
      <text:p text:style-name="P149"/>
      <text:p text:style-name="P150"><text:span text:style-name="T90">V</text:span><text:span text:style-name="T97">II</text:span><text:span text:style-name="T93">I</text:span><text:span text:style-name="T91">. </text:span><text:span text:style-name="T92">Keep it a habit to solve all the problems yourself. </text:span><text:span text:style-name="T34">With regards to getting support, t</text:span><text:span text:style-name="T28">ry to keep communication with other people to a minimum and don’t look for excuses to annoy them. Do your best to find all the answers yourself </text:span><text:span text:style-name="T34">first</text:span><text:span text:style-name="T28">.</text:span></text:p>
      <text:p text:style-name="P144"/>
      <text:p text:style-name="P144"/>
      <text:p text:style-name="P144"/>
      <text:p text:style-name="P145"><text:span text:style-name="T174">IX</text:span><text:span text:style-name="T77">. </text:span><text:span text:style-name="T27">D</text:span><text:span text:style-name="T20">on’t let anything set you back. </text:span><text:span text:style-name="T105">I</text:span><text:span text:style-name="T106">t’s a long way to the top if you wanna rock-n’-roll, so don’t despair if you feel like you’</text:span><text:span text:style-name="T107">ve</text:span><text:span text:style-name="T106"> made very little progress within a day or two. </text:span><text:span text:style-name="T110">N</text:span><text:span text:style-name="T106">o one becomes </text:span><text:span text:style-name="T110">a Tim Sweeney</text:span><text:span text:style-name="T106"> overnight, or a few days for that matter … </text:span><text:span text:style-name="T108">or a year! </text:span><text:span text:style-name="T110">365 days is a lot of time. </text:span><text:span text:style-name="T106">D</text:span><text:span text:style-name="T109">on’t let anything set you back. </text:span></text:p>
      <text:p text:style-name="P41"/>
      <text:p text:style-name="P102"><text:span text:style-name="T97">X</text:span><text:span text:style-name="T88">. </text:span><text:span text:style-name="T78">Write developer-friendly code </text:span><text:span text:style-name="T87">when working on large projects</text:span><text:span text:style-name="T78">. </text:span><text:span text:style-name="T99">Programming is popular in our world because of its role and value. </text:span><text:span text:style-name="T122">It is not </text:span><text:span text:style-name="T123">popular with programmers </text:span><text:span text:style-name="T122">for being used in catering to </text:span><text:span text:style-name="T123">one</text:span><text:span text:style-name="T122">’s ego. If you want to write programs exclusively for yoursel</text:span><text:span text:style-name="T127">f</text:span><text:span text:style-name="T122">, that’s fine. </text:span><text:span text:style-name="T124">Just know that it also</text:span><text:span text:style-name="T99"> has a lot to do with the concept of community. </text:span><text:span text:style-name="T124">People express their ideas and offer solutions to problems through programming. </text:span><text:span text:style-name="T99">Projects grow faster when people work together. </text:span><text:span text:style-name="T121">So, if you want to become a professional developer working for a company, whether you are writing </text:span><text:span text:style-name="T137">for AI</text:span><text:span text:style-name="T121">, a physics engine, a renderer, </text:span><text:span text:style-name="T124">or whatever</text:span><text:span text:style-name="T121">, you will be writing code for other people to look at, </text:span><text:span text:style-name="T125">analyze, </text:span><text:span text:style-name="T126">and improve on</text:span><text:span text:style-name="T121">. Again, when working on large projects, commit to OOP and abstraction. </text:span></text:p>
      <text:p text:style-name="P130"/>
      <text:p text:style-name="P151">You are the reader, so ultimately you negotiate how to go about any problem that comes your way. </text:p>
      <text:p text:style-name="P148"/>
      <text:p text:style-name="P152"/>
      <text:p text:style-name="P147">----------------------------------------------------------</text:p>
      <text:p text:style-name="P148"/>
      <text:p text:style-name="P146"/>
      <text:p text:style-name="P35"><text:tab/><text:span text:style-name="T29">To help you feed your head quicker and make maneuvering through the book easier, I took the liberty of color-coding much of its content: </text:span></text:p>
      <text:p text:style-name="P35"/>
      <text:p text:style-name="P35"><text:tab/><text:span text:style-name="T34">Regular text –</text:span> <text:span text:style-name="T34">information to guide and educate you </text:span></text:p>
      <text:p text:style-name="P35"><text:tab/>- <text:span text:style-name="T34">code</text:span></text:p>
      <text:p text:style-name="P35"><text:soft-page-break/><text:tab/>- <text:span text:style-name="T34">steps (specific to OS/IDE)</text:span></text:p>
      <text:p text:style-name="P35"><text:tab/>- <text:span text:style-name="T34">tips on good programming and scripting practices</text:span></text:p>
      <text:p text:style-name="P37"><text:tab/>- <text:span text:style-name="T36">optional techniques for enhancing your code, </text:span><text:span text:style-name="T34">technical/in-depth explanations, fun facts, and</text:span></text:p>
      <text:p text:style-name="P55"><text:tab/> <text:s text:c="2"/>opinions</text:p>
      <text:p text:style-name="P35"/>
      <text:p text:style-name="P38"><text:tab/><text:span text:style-name="T13">Enough with the talking. Let’s </text:span><text:span text:style-name="T72">get started</text:span><text:span text:style-name="T13">. </text:span></text:p>
      <text:p text:style-name="P53"/>
      <text:p text:style-name="P93">NOW WE’RE GONNA SINK INTO THE DEPTHS OF PROGRAMMING. LET’S CODE!</text:p>
      <text:p text:style-name="P136"/>
      <text:p text:style-name="P136"/>
      <text:p text:style-name="P137"><text:span text:style-name="T162">Basic</text:span><text:span text:style-name="T66"> C++ programming </text:span></text:p>
      <text:p text:style-name="P93"/>
      <text:p text:style-name="P93"/>
      <text:p text:style-name="P114">We will be making typical choices </text:p>
      <text:p text:style-name="P113"><text:span text:style-name="T170">Goal:</text:span> “Hello, world!” </text:p>
      <text:p text:style-name="P103">Typical OS of choice: Windows</text:p>
      <text:p text:style-name="P94"><text:span text:style-name="T163">Typical </text:span><text:span text:style-name="T73">IDE </text:span><text:span text:style-name="T163">of choice</text:span><text:span text:style-name="T73">: Visual Studio 2022 </text:span><text:span text:style-name="T163">or</text:span><text:span text:style-name="T73"> Visual Studio VSCode and trade-offs </text:span></text:p>
      <text:p text:style-name="P94"><text:span text:style-name="T164">Understanding </text:span><text:span text:style-name="T69">IntelliSense</text:span></text:p>
      <text:p text:style-name="P98"><text:span text:style-name="T171">Typical kinds of output: </text:span><text:span text:style-name="T150">DOS vs. </text:span><text:span text:style-name="T159">consoles </text:span><text:span text:style-name="T177">vs. windows</text:span><text:span text:style-name="T159"> </text:span><text:span text:style-name="T165">for</text:span><text:span text:style-name="T71"> text and graphics </text:span></text:p>
      <text:p text:style-name="P120">Analysis and creative use of every crucial token in “Hello, world!”</text:p>
      <text:p text:style-name="P99"><text:span text:style-name="T34">Good programming practice: </text:span><text:span text:style-name="T178">the controversy over using namespace std; </text:span></text:p>
      <text:p text:style-name="P121">Conventions: </text:p>
      <text:p text:style-name="P123">char x [] vs. string x: </text:p>
      <text:p text:style-name="P123"><text:span text:style-name="T179">- always 256 bytes in the stack, manual deletion in the heap, </text:span><text:span text:style-name="T180">potential crashing, tracking text length, etc.</text:span></text:p>
      <text:p text:style-name="P123"><text:s/>- <text:span text:style-name="T184">can’t delete </text:span><text:span text:style-name="T185">a </text:span><text:span text:style-name="T184">file with name of string type. </text:span></text:p>
      <text:p text:style-name="P124">|</text:p>
      <text:p text:style-name="P122">A char array is just that - an array of characters:</text:p>
      <text:p text:style-name="P122">If allocated on the stack (like in your example), it will always occupy eg. 256 bytes no matter how long the text it contains is</text:p>
      <text:p text:style-name="P122">If allocated on the heap (using malloc() or new char[]) you're responsible for releasing the memory afterwards and you will always have the overhead of a heap allocation.</text:p>
      <text:p text:style-name="P122">If you copy a text of more than 256 chars into the array, it might crash, produce ugly assertion messages or cause unexplainable (mis-)behavior somewhere else in your program.</text:p>
      <text:p text:style-name="P122">To determine the text's length, the array has to be scanned, character by character, for a \0 character.</text:p>
      <text:p text:style-name="P84"/>
      <text:p text:style-name="P90"><text:span text:style-name="T76">Midpoint: </text:span>What a system crash is, <text:span text:style-name="T181">buffer overruns. </text:span></text:p>
      <text:p text:style-name="P90"/>
      <text:p text:style-name="P60">Good programming practice: </text:p>
      <text:p text:style-name="P76">- list but don’t go in depth: Exception handling </text:p>
      <text:p text:style-name="P94"/>
      <text:p text:style-name="P97"><text:span text:style-name="T172">WinAPI</text:span><text:span text:style-name="T71">: </text:span><text:span text:style-name="T74">window elements and the canvas for GRAPHICS </text:span></text:p>
      <text:p text:style-name="P105"><text:span text:style-name="T168">More of basic programming and r</text:span><text:span text:style-name="T167">elatively common traps and sources of frustration </text:span></text:p>
      <text:p text:style-name="P104"><text:span text:style-name="T166">- Latest biggest </text:span>bull<text:span text:style-name="T173">shit</text:span> <text:span text:style-name="T166">here</text:span>: the so-called “secure” functions </text:p>
      <text:p text:style-name="P112">3D graphics APIs (reprise)</text:p>
      <text:p text:style-name="P139"/>
      <text:p text:style-name="P138"><text:soft-page-break/></text:p>
      <text:p text:style-name="P140"><text:span text:style-name="T162">Basic</text:span> Python scripting </text:p>
      <text:p text:style-name="P140"/>
      <text:p text:style-name="P140"/>
      <text:p text:style-name="P140"/>
      <text:p text:style-name="P140"/>
      <text:p text:style-name="P140"/>
      <text:p text:style-name="P140"/>
      <text:p text:style-name="P141"><text:span text:style-name="T162">Basic</text:span> Assembly programming <text:span text:style-name="T68">and </text:span>flavors </text:p>
      <text:p text:style-name="P140"/>
      <text:p text:style-name="P95"/>
      <text:p text:style-name="P95">- <text:span text:style-name="T152">A basic game loop</text:span></text:p>
      <text:p text:style-name="P140"/>
      <text:p text:style-name="P141"><text:span text:style-name="T162">Basic</text:span> <text:span text:style-name="T68">Lisp</text:span> programming <text:span text:style-name="T161">and </text:span><text:span text:style-name="T68">flavor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rriweather" svg:font-family="Merriweather, Georgia, serif"/>
    <style:font-face style:name="Merriweather1" svg:font-family="Merriweather, Georgia, serif" style:font-family-generic="roman"/>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9T12:25:18.137000000</meta:creation-date>
    <dc:date>2022-10-18T05:37:15.136000000</dc:date>
    <meta:editing-duration>P1DT13H46M29S</meta:editing-duration>
    <meta:editing-cycles>261</meta:editing-cycles>
    <meta:generator>LibreOffice/7.4.2.3$Windows_X86_64 LibreOffice_project/382eef1f22670f7f4118c8c2dd222ec7ad009daf</meta:generator>
    <meta:document-statistic meta:table-count="0" meta:image-count="0" meta:object-count="0" meta:page-count="12" meta:paragraph-count="185" meta:word-count="5211" meta:character-count="29606" meta:non-whitespace-character-count="24421"/>
  </office:meta>
</office:document-meta>
</file>